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graphedeliste" style:master-page-name="MP0" style:list-style-name="LFO1" style:family="paragraph">
      <style:paragraph-properties fo:break-before="page"/>
      <style:text-properties style:font-name-complex="Calibri" fo:font-weight="bold" style:font-weight-asian="bold" style:font-weight-complex="bold" fo:color="#0070C0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margin-bottom="0in" fo:line-height="100%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3" style:parent-style-name="Policepardéfaut" style:family="text">
      <style:text-properties style:font-name-asian="Times New Roman" style:font-name-complex="Calibri" fo:color="#0033B3" fo:font-size="12pt" style:font-size-asian="12pt" style:font-size-complex="12pt" style:language-asian="fr" style:country-asian="FR"/>
    </style:style>
    <style:style style:name="T4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5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6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7" style:parent-style-name="Policepardéfaut" style:family="text">
      <style:text-properties style:font-name-asian="Times New Roman" style:font-name-complex="Calibri" fo:color="#0033B3" fo:font-size="12pt" style:font-size-asian="12pt" style:font-size-complex="12pt" style:language-asian="fr" style:country-asian="FR"/>
    </style:style>
    <style:style style:name="T8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9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10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11" style:parent-style-name="Policepardéfaut" style:family="text">
      <style:text-properties style:font-name-asian="Times New Roman" style:font-name-complex="Calibri" fo:color="#0033B3" fo:font-size="12pt" style:font-size-asian="12pt" style:font-size-complex="12pt" style:language-asian="fr" style:country-asian="FR"/>
    </style:style>
    <style:style style:name="T12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13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14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15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16" style:parent-style-name="Policepardéfaut" style:family="text">
      <style:text-properties style:font-name-asian="Times New Roman" style:font-name-complex="Calibri" fo:color="#0033B3" fo:font-size="12pt" style:font-size-asian="12pt" style:font-size-complex="12pt" style:language-asian="fr" style:country-asian="FR"/>
    </style:style>
    <style:style style:name="T17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18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19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20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21" style:parent-style-name="Policepardéfaut" style:family="text">
      <style:text-properties style:font-name-asian="Times New Roman" style:font-name-complex="Calibri" fo:color="#0033B3" fo:font-size="12pt" style:font-size-asian="12pt" style:font-size-complex="12pt" style:language-asian="fr" style:country-asian="FR"/>
    </style:style>
    <style:style style:name="T22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23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24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25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26" style:parent-style-name="Policepardéfaut" style:family="text">
      <style:text-properties style:font-name-asian="Times New Roman" style:font-name-complex="Calibri" fo:color="#0033B3" fo:font-size="12pt" style:font-size-asian="12pt" style:font-size-complex="12pt" style:language-asian="fr" style:country-asian="FR"/>
    </style:style>
    <style:style style:name="T27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28" style:parent-style-name="Policepardéfaut" style:family="text">
      <style:text-properties style:font-name-asian="Times New Roman" style:font-name-complex="Calibri" fo:color="#00627A" fo:font-size="12pt" style:font-size-asian="12pt" style:font-size-complex="12pt" style:language-asian="fr" style:country-asian="FR"/>
    </style:style>
    <style:style style:name="T29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30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31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32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33" style:parent-style-name="Policepardéfaut" style:family="text">
      <style:text-properties style:font-name-asian="Times New Roman" style:font-name-complex="Calibri" fo:color="#0033B3" fo:font-size="12pt" style:font-size-asian="12pt" style:font-size-complex="12pt" style:language-asian="fr" style:country-asian="FR"/>
    </style:style>
    <style:style style:name="T34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35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36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37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38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39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40" style:parent-style-name="Policepardéfaut" style:family="text">
      <style:text-properties style:font-name-asian="Times New Roman" style:font-name-complex="Calibri" fo:font-style="italic" style:font-style-asian="italic" style:font-style-complex="italic" fo:color="#871094" fo:font-size="12pt" style:font-size-asian="12pt" style:font-size-complex="12pt" style:language-asian="fr" style:country-asian="FR"/>
    </style:style>
    <style:style style:name="T41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42" style:parent-style-name="Policepardéfaut" style:family="text">
      <style:text-properties style:font-name-asian="Times New Roman" style:font-name-complex="Calibri" fo:color="#067D17" fo:font-size="12pt" style:font-size-asian="12pt" style:font-size-complex="12pt" style:language-asian="fr" style:country-asian="FR"/>
    </style:style>
    <style:style style:name="T43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44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45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46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47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48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49" style:parent-style-name="Policepardéfaut" style:family="text">
      <style:text-properties style:font-name-asian="Times New Roman" style:font-name-complex="Calibri" fo:font-style="italic" style:font-style-asian="italic" style:font-style-complex="italic" fo:color="#871094" fo:font-size="12pt" style:font-size-asian="12pt" style:font-size-complex="12pt" style:language-asian="fr" style:country-asian="FR"/>
    </style:style>
    <style:style style:name="T50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51" style:parent-style-name="Policepardéfaut" style:family="text">
      <style:text-properties style:font-name-asian="Times New Roman" style:font-name-complex="Calibri" fo:color="#067D17" fo:font-size="12pt" style:font-size-asian="12pt" style:font-size-complex="12pt" style:language-asian="fr" style:country-asian="FR"/>
    </style:style>
    <style:style style:name="T52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53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54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55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56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57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58" style:parent-style-name="Policepardéfaut" style:family="text">
      <style:text-properties style:font-name-asian="Times New Roman" style:font-name-complex="Calibri" fo:font-style="italic" style:font-style-asian="italic" style:font-style-complex="italic" fo:color="#871094" fo:font-size="12pt" style:font-size-asian="12pt" style:font-size-complex="12pt" style:language-asian="fr" style:country-asian="FR"/>
    </style:style>
    <style:style style:name="T59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60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61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62" style:parent-style-name="Policepardéfaut" style:family="text">
      <style:text-properties style:font-name-asian="Times New Roman" style:font-name-complex="Calibri" fo:font-style="italic" style:font-style-asian="italic" style:font-style-complex="italic" fo:color="#080808" fo:font-size="12pt" style:font-size-asian="12pt" style:font-size-complex="12pt" style:language-asian="fr" style:country-asian="FR"/>
    </style:style>
    <style:style style:name="T63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64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65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66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67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68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69" style:parent-style-name="Policepardéfaut" style:family="text">
      <style:text-properties style:font-name-asian="Times New Roman" style:font-name-complex="Calibri" fo:font-style="italic" style:font-style-asian="italic" style:font-style-complex="italic" fo:color="#871094" fo:font-size="12pt" style:font-size-asian="12pt" style:font-size-complex="12pt" style:language-asian="fr" style:country-asian="FR"/>
    </style:style>
    <style:style style:name="T70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71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72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73" style:parent-style-name="Policepardéfaut" style:family="text">
      <style:text-properties style:font-name-asian="Times New Roman" style:font-name-complex="Calibri" fo:font-style="italic" style:font-style-asian="italic" style:font-style-complex="italic" fo:color="#080808" fo:font-size="12pt" style:font-size-asian="12pt" style:font-size-complex="12pt" style:language-asian="fr" style:country-asian="FR"/>
    </style:style>
    <style:style style:name="T74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75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76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77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78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79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80" style:parent-style-name="Policepardéfaut" style:family="text">
      <style:text-properties style:font-name-asian="Times New Roman" style:font-name-complex="Calibri" fo:font-style="italic" style:font-style-asian="italic" style:font-style-complex="italic" fo:color="#871094" fo:font-size="12pt" style:font-size-asian="12pt" style:font-size-complex="12pt" style:language-asian="fr" style:country-asian="FR"/>
    </style:style>
    <style:style style:name="T81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82" style:parent-style-name="Policepardéfaut" style:family="text">
      <style:text-properties style:font-name-asian="Times New Roman" style:font-name-complex="Calibri" fo:color="#067D17" fo:font-size="12pt" style:font-size-asian="12pt" style:font-size-complex="12pt" style:language-asian="fr" style:country-asian="FR"/>
    </style:style>
    <style:style style:name="T83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84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85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86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87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88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89" style:parent-style-name="Policepardéfaut" style:family="text">
      <style:text-properties style:font-name-asian="Times New Roman" style:font-name-complex="Calibri" fo:font-style="italic" style:font-style-asian="italic" style:font-style-complex="italic" fo:color="#871094" fo:font-size="12pt" style:font-size-asian="12pt" style:font-size-complex="12pt" style:language-asian="fr" style:country-asian="FR"/>
    </style:style>
    <style:style style:name="T90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91" style:parent-style-name="Policepardéfaut" style:family="text">
      <style:text-properties style:font-name-asian="Times New Roman" style:font-name-complex="Calibri" fo:color="#067D17" fo:font-size="12pt" style:font-size-asian="12pt" style:font-size-complex="12pt" style:language-asian="fr" style:country-asian="FR"/>
    </style:style>
    <style:style style:name="T92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93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94" style:parent-style-name="Policepardéfaut" style:family="text">
      <style:text-properties style:font-name-asian="Times New Roman" style:font-name-complex="Calibri" fo:color="#0033B3" fo:font-size="12pt" style:font-size-asian="12pt" style:font-size-complex="12pt" style:language-asian="fr" style:country-asian="FR"/>
    </style:style>
    <style:style style:name="T95" style:parent-style-name="Policepardéfaut" style:family="text">
      <style:text-properties style:font-name-asian="Times New Roman" style:font-name-complex="Calibri" fo:color="#000000" fo:font-size="12pt" style:font-size-asian="12pt" style:font-size-complex="12pt" style:language-asian="fr" style:country-asian="FR"/>
    </style:style>
    <style:style style:name="T96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97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T98" style:parent-style-name="Policepardéfaut" style:family="text"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P99" style:parent-style-name="Paragraphedeliste" style:list-style-name="LFO1" style:family="paragraph">
      <style:text-properties style:font-name-complex="Calibri" fo:font-weight="bold" style:font-weight-asian="bold" style:font-weight-complex="bold" fo:color="#0070C0" fo:font-size="14pt" style:font-size-asian="14pt" style:font-size-complex="14pt" style:text-underline-type="single" style:text-underline-style="solid" style:text-underline-width="auto" style:text-underline-mode="continuous"/>
    </style:style>
    <style:style style:name="P100" style:parent-style-name="Paragraphedeliste" style:list-style-name="LFO1" style:family="paragraph">
      <style:paragraph-properties fo:margin-bottom="0in" fo:line-height="100%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-asian="Times New Roman" style:font-name-complex="Calibri" fo:font-weight="bold" style:font-weight-asian="bold" style:font-weight-complex="bold" fo:color="#FF000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101" style:parent-style-name="PréformatéHTML" style:family="paragraph">
      <style:paragraph-properties fo:background-color="#FFFFFF"/>
    </style:style>
    <style:style style:name="T10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0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0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6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0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08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10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1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1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5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1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1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9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2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2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4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2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2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7" style:parent-style-name="Policepardéfaut" style:family="text">
      <style:text-properties style:font-name="Calibri" style:font-name-complex="Calibri" fo:color="#007E8A" fo:font-size="12pt" style:font-size-asian="12pt" style:font-size-complex="12pt"/>
    </style:style>
    <style:style style:name="T12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9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3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3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2" style:parent-style-name="Policepardéfaut" style:family="text">
      <style:text-properties style:font-name="Calibri" style:font-name-complex="Calibri" fo:color="#007E8A" fo:font-size="12pt" style:font-size-asian="12pt" style:font-size-complex="12pt"/>
    </style:style>
    <style:style style:name="T13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6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3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38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13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40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4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4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43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44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4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46" style:parent-style-name="Policepardéfaut" style:family="text">
      <style:text-properties style:font-name="Calibri" style:font-name-complex="Calibri" fo:color="#007E8A" fo:font-size="12pt" style:font-size-asian="12pt" style:font-size-complex="12pt"/>
    </style:style>
    <style:style style:name="T14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48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14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5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5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5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53" style:parent-style-name="Policepardéfaut" style:family="text">
      <style:text-properties style:font-name="Calibri" style:font-name-complex="Calibri" fo:color="#00627A" fo:font-size="12pt" style:font-size-asian="12pt" style:font-size-complex="12pt"/>
    </style:style>
    <style:style style:name="T15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5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5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57" style:parent-style-name="Policepardéfaut" style:family="text">
      <style:text-properties style:font-name="Calibri" style:font-name-complex="Calibri" fo:color="#007E8A" fo:font-size="12pt" style:font-size-asian="12pt" style:font-size-complex="12pt"/>
    </style:style>
    <style:style style:name="T15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5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60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6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62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16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6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6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6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67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168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169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7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7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72" style:parent-style-name="Policepardéfaut" style:family="text">
      <style:text-properties style:font-name="Calibri" style:font-name-complex="Calibri" fo:color="#007E8A" fo:font-size="12pt" style:font-size-asian="12pt" style:font-size-complex="12pt"/>
    </style:style>
    <style:style style:name="T17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74" style:parent-style-name="Policepardéfaut" style:family="text">
      <style:text-properties style:font-name="Calibri" style:font-name-complex="Calibri" fo:color="#00627A" fo:font-size="12pt" style:font-size-asian="12pt" style:font-size-complex="12pt"/>
    </style:style>
    <style:style style:name="T17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7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7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7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7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8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8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82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183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184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8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86" style:parent-style-name="Policepardéfaut" style:family="text">
      <style:text-properties style:font-name="Calibri" style:font-name-complex="Calibri" fo:color="#00627A" fo:font-size="12pt" style:font-size-asian="12pt" style:font-size-complex="12pt"/>
    </style:style>
    <style:style style:name="T18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88" style:parent-style-name="Policepardéfaut" style:family="text">
      <style:text-properties style:font-name="Calibri" style:font-name-complex="Calibri" fo:color="#007E8A" fo:font-size="12pt" style:font-size-asian="12pt" style:font-size-complex="12pt"/>
    </style:style>
    <style:style style:name="T18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9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9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9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93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19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9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9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9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98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199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200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201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20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03" style:parent-style-name="Policepardéfaut" style:family="text">
      <style:text-properties style:font-name="Calibri" style:font-name-complex="Calibri" fo:color="#007E8A" fo:font-size="12pt" style:font-size-asian="12pt" style:font-size-complex="12pt"/>
    </style:style>
    <style:style style:name="T20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05" style:parent-style-name="Policepardéfaut" style:family="text">
      <style:text-properties style:font-name="Calibri" style:font-name-complex="Calibri" fo:color="#00627A" fo:font-size="12pt" style:font-size-asian="12pt" style:font-size-complex="12pt"/>
    </style:style>
    <style:style style:name="T20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0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08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20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1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1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1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13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214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215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216" style:parent-style-name="Policepardéfaut" style:family="text">
      <style:text-properties style:font-name="Calibri" style:font-name-complex="Calibri" fo:color="#007E8A" fo:font-size="12pt" style:font-size-asian="12pt" style:font-size-complex="12pt"/>
    </style:style>
    <style:style style:name="T217" style:parent-style-name="Policepardéfaut" style:family="text">
      <style:text-properties style:font-name="Calibri" style:font-name-complex="Calibri" fo:color="#00627A" fo:font-size="12pt" style:font-size-asian="12pt" style:font-size-complex="12pt"/>
    </style:style>
    <style:style style:name="T21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19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22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2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2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223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22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25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22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2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2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P22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P230" style:parent-style-name="Paragraphedeliste" style:list-style-name="LFO1" style:family="paragraph">
      <style:paragraph-properties fo:margin-bottom="0in" fo:line-height="100%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-asian="Times New Roman" style:font-name-complex="Calibri" fo:font-weight="bold" style:font-weight-asian="bold" style:font-weight-complex="bold" fo:color="#00B05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231" style:parent-style-name="PréformatéHTML" style:family="paragraph">
      <style:paragraph-properties fo:background-color="#FFFFFF"/>
    </style:style>
    <style:style style:name="T23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23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234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23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3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3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23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239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24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4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4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24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244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24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4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4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24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249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25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5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5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25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254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25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5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5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58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25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26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6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6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26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26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6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6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67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268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269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270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271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27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27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27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7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7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7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27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279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28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8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8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28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284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28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8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8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28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289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29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9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92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29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94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29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9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29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298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29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0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01" style:parent-style-name="Policepardéfaut" style:family="text">
      <style:text-properties style:font-name="Calibri" style:font-name-complex="Calibri" fo:color="#067D17" fo:font-size="12pt" style:font-size-asian="12pt" style:font-size-complex="12pt"/>
    </style:style>
    <style:style style:name="T30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0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04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30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306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30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0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09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310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31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31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313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31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1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31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17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31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1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2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2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32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32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2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25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32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27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32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29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330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33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3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P33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P334" style:parent-style-name="Paragraphedeliste" style:list-style-name="LFO1" style:family="paragraph">
      <style:paragraph-properties fo:margin-bottom="0in" fo:line-height="100%" fo:background-color="#FFFFFF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-asian="Times New Roman" style:font-name-complex="Calibri" fo:font-weight="bold" style:font-weight-asian="bold" style:font-weight-complex="bold" fo:color="#00B05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335" style:parent-style-name="PréformatéHTML" style:family="paragraph">
      <style:paragraph-properties fo:background-color="#FFFFFF"/>
    </style:style>
    <style:style style:name="T336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33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338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33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4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4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34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343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34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4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46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34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348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34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5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5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35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353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35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5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5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5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35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35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6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6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36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36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6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6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66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367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368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369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370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371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37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7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7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75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37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377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37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7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80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381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382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38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84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38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86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38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8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89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39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91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39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9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39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95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39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9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398" style:parent-style-name="Policepardéfaut" style:family="text">
      <style:text-properties style:font-name="Calibri" style:font-name-complex="Calibri" fo:color="#067D17" fo:font-size="12pt" style:font-size-asian="12pt" style:font-size-complex="12pt"/>
    </style:style>
    <style:style style:name="T39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0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0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0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403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40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0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06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0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408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40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1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1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1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1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414" style:parent-style-name="Policepardéfaut" style:family="text">
      <style:text-properties style:font-name="Calibri" style:font-name-complex="Calibri" fo:color="#00627A" fo:font-size="12pt" style:font-size-asian="12pt" style:font-size-complex="12pt"/>
    </style:style>
    <style:style style:name="T41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1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41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1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19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2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21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42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2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24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2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26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42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2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29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3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3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3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33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43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3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43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37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43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39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44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4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4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4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44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44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4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44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4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44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50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45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5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53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5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55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45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5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5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59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46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6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6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6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6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65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6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67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46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6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47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71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47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73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47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7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7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7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7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79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48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8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8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8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8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8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P48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P487" style:parent-style-name="Paragraphedeliste" style:list-style-name="LFO1" style:family="paragraph">
      <style:paragraph-properties fo:margin-bottom="0in" fo:line-height="100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Calibri" fo:font-weight="bold" style:font-weight-asian="bold" style:font-weight-complex="bold" fo:color="#0070C0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488" style:parent-style-name="PréformatéHTML" style:family="paragraph">
      <style:paragraph-properties fo:background-color="#FFFFFF"/>
    </style:style>
    <style:style style:name="T489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9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49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9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93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94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49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9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49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49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49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0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0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50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0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0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05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50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0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0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09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51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1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1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13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514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1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1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1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51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1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2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2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2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52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2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2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2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2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52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29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53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31" style:parent-style-name="Policepardéfaut" style:family="text">
      <style:text-properties style:font-name="Calibri" style:font-name-complex="Calibri" fo:color="#067D17" fo:font-size="12pt" style:font-size-asian="12pt" style:font-size-complex="12pt"/>
    </style:style>
    <style:style style:name="T53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3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34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53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36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53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38" style:parent-style-name="Policepardéfaut" style:family="text">
      <style:text-properties style:font-name="Calibri" style:font-name-complex="Calibri" fo:color="#067D17" fo:font-size="12pt" style:font-size-asian="12pt" style:font-size-complex="12pt"/>
    </style:style>
    <style:style style:name="T53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4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4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54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43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54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45" style:parent-style-name="Policepardéfaut" style:family="text">
      <style:text-properties style:font-name="Calibri" style:font-name-complex="Calibri" fo:color="#067D17" fo:font-size="12pt" style:font-size-asian="12pt" style:font-size-complex="12pt"/>
    </style:style>
    <style:style style:name="T54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4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4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49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55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51" style:parent-style-name="Policepardéfaut" style:family="text">
      <style:text-properties style:font-name="Calibri" style:font-name-complex="Calibri" fo:color="#00627A" fo:font-size="12pt" style:font-size-asian="12pt" style:font-size-complex="12pt" fo:background-color="#FFFF00"/>
    </style:style>
    <style:style style:name="T552" style:parent-style-name="Policepardéfaut" style:family="text">
      <style:text-properties style:font-name="Calibri" style:font-name-complex="Calibri" fo:color="#080808" fo:font-size="12pt" style:font-size-asian="12pt" style:font-size-complex="12pt" fo:background-color="#FFFF00"/>
    </style:style>
    <style:style style:name="T55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5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5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5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5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5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5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6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6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56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6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6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65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56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6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6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6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7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7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7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7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74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57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7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7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78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57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8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81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8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83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58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8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8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8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8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8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9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91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9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9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9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9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59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97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59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59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0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0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02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60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04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0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06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60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0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0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1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1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1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1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14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61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1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1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1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1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20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62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2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2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24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62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2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2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2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2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3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31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3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33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63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3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3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37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63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3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4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41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64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4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4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4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4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4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4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4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5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51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65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5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5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5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5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57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65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5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60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66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6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6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64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66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6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6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68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66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7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7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7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7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74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67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7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7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7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P679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080808" fo:font-size="12pt" style:font-size-asian="12pt" style:font-size-complex="12pt" style:language-asian="fr" style:country-asian="FR"/>
    </style:style>
    <style:style style:name="P680" style:parent-style-name="Normal" style:family="paragraph">
      <style:paragraph-properties fo:margin-bottom="0in" fo:line-height="100%" fo:margin-left="0.25in" fo:background-color="#FFFFFF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681" style:parent-style-name="Policepardéfaut" style:family="text">
      <style:text-properties style:font-name-asian="Times New Roman" style:font-name-complex="Calibri" fo:font-weight="bold" style:font-weight-asian="bold" style:font-weight-complex="bold" fo:color="#7030A0" fo:font-size="12pt" style:font-size-asian="12pt" style:font-size-complex="12pt" style:language-asian="fr" style:country-asian="FR"/>
    </style:style>
    <style:style style:name="T682" style:parent-style-name="Policepardéfaut" style:family="text">
      <style:text-properties style:font-name-asian="Times New Roman" style:font-name-complex="Calibri" fo:font-weight="bold" style:font-weight-asian="bold" style:font-weight-complex="bold" fo:color="#7030A0" fo:font-size="12pt" style:font-size-asian="12pt" style:font-size-complex="12pt" style:text-underline-type="single" style:text-underline-style="solid" style:text-underline-width="auto" style:text-underline-mode="continuous" style:language-asian="fr" style:country-asian="FR"/>
    </style:style>
    <style:style style:name="P683" style:parent-style-name="PréformatéHTML" style:family="paragraph">
      <style:paragraph-properties fo:background-color="#FFFFFF"/>
    </style:style>
    <style:style style:name="T684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68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8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8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88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68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9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9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9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69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9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9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9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69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69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69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0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0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0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703" style:parent-style-name="Policepardéfaut" style:family="text">
      <style:text-properties style:font-name="Calibri" style:font-name-complex="Calibri" fo:color="#00627A" fo:font-size="12pt" style:font-size-asian="12pt" style:font-size-complex="12pt"/>
    </style:style>
    <style:style style:name="T70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0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0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0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08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70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1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11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1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13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71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P715" style:parent-style-name="PréformatéHTML" style:family="paragraph">
      <style:paragraph-properties fo:background-color="#FFFFFF"/>
    </style:style>
    <style:style style:name="T71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17" style:parent-style-name="Policepardéfaut" style:family="text">
      <style:text-properties style:font-name="Calibri" style:font-name-complex="Calibri" fo:font-style="italic" style:font-style-asian="italic" style:font-style-complex="italic" fo:color="#FFC000" fo:font-size="12pt" style:font-size-asian="12pt" style:font-size-complex="12pt"/>
    </style:style>
    <style:style style:name="T718" style:parent-style-name="Policepardéfaut" style:family="text">
      <style:text-properties style:font-name="Calibri" style:font-name-complex="Calibri" fo:font-style="italic" style:font-style-asian="italic" style:font-style-complex="italic" fo:color="#FFC000" fo:font-size="12pt" style:font-size-asian="12pt" style:font-size-complex="12pt"/>
    </style:style>
    <style:style style:name="T71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20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721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2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2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2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25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72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P727" style:parent-style-name="PréformatéHTML" style:family="paragraph">
      <style:paragraph-properties fo:background-color="#FFFFFF"/>
    </style:style>
    <style:style style:name="T728" style:parent-style-name="Policepardéfaut" style:family="text">
      <style:text-properties style:font-name="Calibri" style:font-name-complex="Calibri" fo:font-style="italic" style:font-style-asian="italic" style:font-style-complex="italic" fo:color="#FFC000" fo:font-size="12pt" style:font-size-asian="12pt" style:font-size-complex="12pt"/>
    </style:style>
    <style:style style:name="T72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30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731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3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33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73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3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3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3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3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3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4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41" style:parent-style-name="Policepardéfaut" style:family="text">
      <style:text-properties style:font-name="Calibri" style:font-name-complex="Calibri" fo:font-style="italic" style:font-style-asian="italic" style:font-style-complex="italic" fo:color="#FFC000" fo:font-size="12pt" style:font-size-asian="12pt" style:font-size-complex="12pt"/>
    </style:style>
    <style:style style:name="T742" style:parent-style-name="Policepardéfaut" style:family="text">
      <style:text-properties style:font-name="Calibri" style:font-name-complex="Calibri" fo:font-style="italic" style:font-style-asian="italic" style:font-style-complex="italic" fo:color="#FFC000" fo:font-size="12pt" style:font-size-asian="12pt" style:font-size-complex="12pt"/>
    </style:style>
    <style:style style:name="T74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44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4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4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4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48" style:parent-style-name="Policepardéfaut" style:family="text">
      <style:text-properties style:font-name="Calibri" style:font-name-complex="Calibri" fo:font-style="italic" style:font-style-asian="italic" style:font-style-complex="italic" fo:color="#FFC000" fo:font-size="12pt" style:font-size-asian="12pt" style:font-size-complex="12pt"/>
    </style:style>
    <style:style style:name="T74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5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5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52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75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54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75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5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5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5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5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6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P761" style:parent-style-name="PréformatéHTML" style:family="paragraph">
      <style:paragraph-properties fo:background-color="#FFFFFF"/>
      <style:text-properties style:font-name="Calibri" style:font-name-complex="Calibri" fo:color="#080808" fo:font-size="12pt" style:font-size-asian="12pt" style:font-size-complex="12pt"/>
    </style:style>
    <style:style style:name="P762" style:parent-style-name="Paragraphedeliste" style:list-style-name="LFO1" style:family="paragraph">
      <style:paragraph-properties fo:margin-bottom="0in" fo:line-height="100%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763" style:parent-style-name="Policepardéfaut" style:family="text">
      <style:text-properties style:font-name-asian="Times New Roman" style:font-name-complex="Calibri" fo:font-weight="bold" style:font-weight-asian="bold" style:font-weight-complex="bold" fo:color="#0070C0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764" style:parent-style-name="PréformatéHTML" style:family="paragraph">
      <style:paragraph-properties fo:background-color="#FFFFFF"/>
    </style:style>
    <style:style style:name="T765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76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6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6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69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77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7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7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73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774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7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7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7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77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7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8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8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78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8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8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85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78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8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8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89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79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9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9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93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794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9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9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79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79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799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80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0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0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80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04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80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0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0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80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09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81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1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1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13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814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1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1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1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81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1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2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2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82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2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2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25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82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2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2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2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30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831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3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33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83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3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36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83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3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39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84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4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4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43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844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4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4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4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4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49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85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5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5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85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5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5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5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5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5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59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86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6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6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86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6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6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6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6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6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69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87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7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7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87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7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7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7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7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7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79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88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8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8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83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884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885" style:parent-style-name="Policepardéfaut" style:family="text">
      <style:text-properties style:font-name="Calibri" style:font-name-complex="Calibri" fo:color="#0033B3" fo:font-size="12pt" style:font-size-asian="12pt" style:font-size-complex="12pt" fo:background-color="#FFFF00"/>
    </style:style>
    <style:style style:name="T886" style:parent-style-name="Policepardéfaut" style:family="text">
      <style:text-properties style:font-name="Calibri" style:font-name-complex="Calibri" fo:color="#00627A" fo:font-size="12pt" style:font-size-asian="12pt" style:font-size-complex="12pt" fo:background-color="#FFFF00"/>
    </style:style>
    <style:style style:name="T887" style:parent-style-name="Policepardéfaut" style:family="text">
      <style:text-properties style:font-name="Calibri" style:font-name-complex="Calibri" fo:color="#080808" fo:font-size="12pt" style:font-size-asian="12pt" style:font-size-complex="12pt" fo:background-color="#FFFF00"/>
    </style:style>
    <style:style style:name="T88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8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9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9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89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9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94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9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9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89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898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89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00" style:parent-style-name="Policepardéfaut" style:family="text">
      <style:text-properties style:font-name="Calibri" style:font-name-complex="Calibri" fo:color="#067D17" fo:font-size="12pt" style:font-size-asian="12pt" style:font-size-complex="12pt"/>
    </style:style>
    <style:style style:name="T90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0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0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0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0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0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07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90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09" style:parent-style-name="Policepardéfaut" style:family="text">
      <style:text-properties style:font-name="Calibri" style:font-name-complex="Calibri" fo:color="#067D17" fo:font-size="12pt" style:font-size-asian="12pt" style:font-size-complex="12pt"/>
    </style:style>
    <style:style style:name="T91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1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12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91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14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91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1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1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18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91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2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2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2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2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24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92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2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2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92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2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3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3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93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3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34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93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3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3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93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3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4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4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94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4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4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45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94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47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94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4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5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51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95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5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5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55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95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5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5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5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6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61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96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63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96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6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6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67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96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6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7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71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97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7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7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7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76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97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78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97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8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8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82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98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84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8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86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98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88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98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9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9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9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93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994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995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996" style:parent-style-name="Policepardéfaut" style:family="text">
      <style:text-properties style:font-name="Calibri" style:font-name-complex="Calibri" fo:color="#00627A" fo:font-size="12pt" style:font-size-asian="12pt" style:font-size-complex="12pt"/>
    </style:style>
    <style:style style:name="T99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9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999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100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0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0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0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04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1005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1006" style:parent-style-name="Policepardéfaut" style:family="text">
      <style:text-properties style:font-name="Calibri" style:font-name-complex="Calibri" fo:color="#0033B3" fo:font-size="12pt" style:font-size-asian="12pt" style:font-size-complex="12pt" fo:background-color="#00FF00"/>
    </style:style>
    <style:style style:name="T1007" style:parent-style-name="Policepardéfaut" style:family="text">
      <style:text-properties style:font-name="Calibri" style:font-name-complex="Calibri" fo:color="#00627A" fo:font-size="12pt" style:font-size-asian="12pt" style:font-size-complex="12pt" fo:background-color="#00FF00"/>
    </style:style>
    <style:style style:name="T1008" style:parent-style-name="Policepardéfaut" style:family="text">
      <style:text-properties style:font-name="Calibri" style:font-name-complex="Calibri" fo:color="#080808" fo:font-size="12pt" style:font-size-asian="12pt" style:font-size-complex="12pt" fo:background-color="#00FF00"/>
    </style:style>
    <style:style style:name="T100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1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01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12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01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1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15" style:parent-style-name="Policepardéfaut" style:family="text">
      <style:text-properties style:font-name="Calibri" style:font-name-complex="Calibri" fo:color="#000000" fo:font-size="12pt" style:font-size-asian="12pt" style:font-size-complex="12pt" fo:background-color="#FFFF00"/>
    </style:style>
    <style:style style:name="T1016" style:parent-style-name="Policepardéfaut" style:family="text">
      <style:text-properties style:font-name="Calibri" style:font-name-complex="Calibri" fo:color="#080808" fo:font-size="12pt" style:font-size-asian="12pt" style:font-size-complex="12pt" fo:background-color="#00FF00"/>
    </style:style>
    <style:style style:name="T1017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 fo:background-color="#00FF00"/>
    </style:style>
    <style:style style:name="T1018" style:parent-style-name="Policepardéfaut" style:family="text">
      <style:text-properties style:font-name="Calibri" style:font-name-complex="Calibri" fo:color="#080808" fo:font-size="12pt" style:font-size-asian="12pt" style:font-size-complex="12pt" fo:background-color="#00FF00"/>
    </style:style>
    <style:style style:name="T101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20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02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2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23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02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2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26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02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28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02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3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31" style:parent-style-name="Policepardéfaut" style:family="text">
      <style:text-properties style:font-name="Calibri" style:font-name-complex="Calibri" fo:color="#080808" fo:font-size="12pt" style:font-size-asian="12pt" style:font-size-complex="12pt" fo:background-color="#00FF00"/>
    </style:style>
    <style:style style:name="T103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33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03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35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03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3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38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03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4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4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04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4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44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04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46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04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4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4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05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51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05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5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54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05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5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57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05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5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60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06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62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06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6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6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66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106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6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6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70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071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07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73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107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7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7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77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07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79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08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81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08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8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84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08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86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08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88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08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9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09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9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9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94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09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09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97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109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09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0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01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10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03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10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0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10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0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08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10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10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11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12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11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14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11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1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1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1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19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12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12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22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112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2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2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26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12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28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12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3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13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3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33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13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35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13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37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13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3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14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4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4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4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44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14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46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114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4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4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5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51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1152" style:parent-style-name="Policepardéfaut" style:family="text">
      <style:text-properties style:font-name="Calibri" style:font-name-complex="Calibri" fo:color="#9E880D" fo:font-size="12pt" style:font-size-asian="12pt" style:font-size-complex="12pt"/>
    </style:style>
    <style:style style:name="T1153" style:parent-style-name="Policepardéfaut" style:family="text">
      <style:text-properties style:font-name="Calibri" style:font-name-complex="Calibri" fo:color="#0033B3" fo:font-size="12pt" style:font-size-asian="12pt" style:font-size-complex="12pt" fo:background-color="#FF00FF"/>
    </style:style>
    <style:style style:name="T1154" style:parent-style-name="Policepardéfaut" style:family="text">
      <style:text-properties style:font-name="Calibri" style:font-name-complex="Calibri" fo:color="#00627A" fo:font-size="12pt" style:font-size-asian="12pt" style:font-size-complex="12pt" fo:background-color="#FF00FF"/>
    </style:style>
    <style:style style:name="T1155" style:parent-style-name="Policepardéfaut" style:family="text">
      <style:text-properties style:font-name="Calibri" style:font-name-complex="Calibri" fo:color="#080808" fo:font-size="12pt" style:font-size-asian="12pt" style:font-size-complex="12pt" fo:background-color="#FF00FF"/>
    </style:style>
    <style:style style:name="T115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57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15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59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16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6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6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16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64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16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6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67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16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6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70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17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7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73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17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7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76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17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78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17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8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8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82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18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84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18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8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87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18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8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90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19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9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93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19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9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96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19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198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19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0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01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20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03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20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0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06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20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0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09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21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1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12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21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1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15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21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17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21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1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2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21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122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2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2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25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22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22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28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122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3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3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32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23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34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23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3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23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3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39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24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41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24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43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24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4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24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4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4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49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25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25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52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125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5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5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56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25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58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25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6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26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6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63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26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65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26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67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26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6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27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7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7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7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74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27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27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77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127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7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8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81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28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83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28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85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28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8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88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28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90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29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92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29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94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29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9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9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298" style:parent-style-name="Policepardéfaut" style:family="text">
      <style:text-properties style:font-name="Calibri" style:font-name-complex="Calibri" fo:color="#0033B3" fo:font-size="12pt" style:font-size-asian="12pt" style:font-size-complex="12pt"/>
    </style:style>
    <style:style style:name="T129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30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01" style:parent-style-name="Policepardéfaut" style:family="text">
      <style:text-properties style:font-name="Calibri" style:font-name-complex="Calibri" fo:color="#871094" fo:font-size="12pt" style:font-size-asian="12pt" style:font-size-complex="12pt"/>
    </style:style>
    <style:style style:name="T130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0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0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05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306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07" style:parent-style-name="Policepardéfaut" style:family="text">
      <style:text-properties style:font-name="Calibri" style:font-name-complex="Calibri" fo:color="#1750EB" fo:font-size="12pt" style:font-size-asian="12pt" style:font-size-complex="12pt"/>
    </style:style>
    <style:style style:name="T1308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09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310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1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12" style:parent-style-name="Policepardéfaut" style:family="text">
      <style:text-properties style:font-name="Calibri" style:font-name-complex="Calibri" fo:font-style="italic" style:font-style-asian="italic" style:font-style-complex="italic" fo:color="#080808" fo:font-size="12pt" style:font-size-asian="12pt" style:font-size-complex="12pt"/>
    </style:style>
    <style:style style:name="T131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14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315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16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317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18" style:parent-style-name="Policepardéfaut" style:family="text">
      <style:text-properties style:font-name="Calibri" style:font-name-complex="Calibri" fo:font-style="italic" style:font-style-asian="italic" style:font-style-complex="italic" fo:color="#871094" fo:font-size="12pt" style:font-size-asian="12pt" style:font-size-complex="12pt"/>
    </style:style>
    <style:style style:name="T1319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20" style:parent-style-name="Policepardéfaut" style:family="text">
      <style:text-properties style:font-name="Calibri" style:font-name-complex="Calibri" fo:color="#000000" fo:font-size="12pt" style:font-size-asian="12pt" style:font-size-complex="12pt"/>
    </style:style>
    <style:style style:name="T1321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22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23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T1324" style:parent-style-name="Policepardéfaut" style:family="text">
      <style:text-properties style:font-name="Calibri" style:font-name-complex="Calibri" fo:color="#080808" fo:font-size="12pt" style:font-size-asian="12pt" style:font-size-complex="12pt"/>
    </style:style>
    <style:style style:name="P1325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color="#080808" fo:font-size="12pt" style:font-size-asian="12pt" style:font-size-complex="12pt" style:language-asian="fr" style:country-asian="FR"/>
    </style:style>
  </office:automatic-styles>
  <office:body>
    <office:text text:use-soft-page-breaks="true">
      <text:list text:style-name="LFO1" text:continue-numbering="true">
        <text:list-item>
          <text:p text:style-name="P1">Configurer le stream</text:p>
        </text:list-item>
      </text:list>
      <text:p text:style-name="P2"><text:span text:style-name="T3">import<text:s/></text:span><text:span text:style-name="T4">org.apache.kafka.clients.consumer.ConsumerConfig</text:span><text:span text:style-name="T5">;</text:span><text:span text:style-name="T6"><text:line-break/></text:span><text:span text:style-name="T7">import<text:s/></text:span><text:span text:style-name="T8">org.apache.kafka.common.serialization.Serdes</text:span><text:span text:style-name="T9">;</text:span><text:span text:style-name="T10"><text:line-break/></text:span><text:span text:style-name="T11">import<text:s/></text:span><text:span text:style-name="T12">org.apache.kafka.streams.StreamsConfig</text:span><text:span text:style-name="T13">;</text:span><text:span text:style-name="T14"><text:line-break/></text:span><text:span text:style-name="T15"><text:line-break/></text:span><text:span text:style-name="T16">import<text:s/></text:span><text:span text:style-name="T17">java.util.Properties</text:span><text:span text:style-name="T18">;</text:span><text:span text:style-name="T19"><text:line-break/></text:span><text:span text:style-name="T20"><text:line-break/></text:span><text:span text:style-name="T21">public class<text:s/></text:span><text:span text:style-name="T22">StreamConfiguration<text:s/></text:span><text:span text:style-name="T23">{</text:span><text:span text:style-name="T24"><text:line-break/></text:span><text:span text:style-name="T25"><text:line-break/><text:s text:c="4"/></text:span><text:span text:style-name="T26">public static<text:s/></text:span><text:span text:style-name="T27">Properties<text:s/></text:span><text:span text:style-name="T28">getConfiguration</text:span><text:span text:style-name="T29">() {</text:span><text:span text:style-name="T30"><text:line-break/><text:s text:c="8"/></text:span><text:span text:style-name="T31">Properties properties<text:s/></text:span><text:span text:style-name="T32">=<text:s/></text:span><text:span text:style-name="T33">new<text:s/></text:span><text:span text:style-name="T34">Properties();</text:span><text:span text:style-name="T35"><text:line-break/><text:s text:c="8"/></text:span><text:span text:style-name="T36">properties</text:span><text:span text:style-name="T37">.put(</text:span><text:span text:style-name="T38">StreamsConfig</text:span><text:span text:style-name="T39">.</text:span><text:span text:style-name="T40">APPLICATION_ID_CONFIG</text:span><text:span text:style-name="T41">,<text:s/></text:span><text:span text:style-name="T42">"bank-balance"</text:span><text:span text:style-name="T43">);</text:span><text:span text:style-name="T44"><text:line-break/><text:s text:c="8"/></text:span><text:span text:style-name="T45">properties</text:span><text:span text:style-name="T46">.put(</text:span><text:span text:style-name="T47">StreamsConfig</text:span><text:span text:style-name="T48">.</text:span><text:span text:style-name="T49">BOOTSTRAP_SERVERS_CONFIG</text:span><text:span text:style-name="T50">,<text:s/></text:span><text:span text:style-name="T51">"localhost:29092"</text:span><text:span text:style-name="T52">);</text:span><text:span text:style-name="T53"><text:line-break/><text:s text:c="8"/></text:span><text:span text:style-name="T54">properties</text:span><text:span text:style-name="T55">.put(</text:span><text:span text:style-name="T56">StreamsConfig</text:span><text:span text:style-name="T57">.</text:span><text:span text:style-name="T58">DEFAULT_KEY_SERDE_CLASS_CONFIG</text:span><text:span text:style-name="T59">,<text:s/></text:span><text:span text:style-name="T60">Serdes</text:span><text:span text:style-name="T61">.</text:span><text:span text:style-name="T62">String</text:span><text:span text:style-name="T63">().getClass());</text:span><text:span text:style-name="T64"><text:line-break/><text:s text:c="8"/></text:span><text:span text:style-name="T65">properties</text:span><text:span text:style-name="T66">.put(</text:span><text:span text:style-name="T67">StreamsConfig</text:span><text:span text:style-name="T68">.</text:span><text:span text:style-name="T69">DEFAULT_VALUE_SERDE_CLASS_CONFIG</text:span><text:span text:style-name="T70">,<text:s/></text:span><text:span text:style-name="T71">Serdes</text:span><text:span text:style-name="T72">.</text:span><text:span text:style-name="T73">String</text:span><text:span text:style-name="T74">().getClass());</text:span><text:span text:style-name="T75"><text:line-break/><text:s text:c="8"/></text:span><text:span text:style-name="T76">properties</text:span><text:span text:style-name="T77">.put(</text:span><text:span text:style-name="T78">ConsumerConfig</text:span><text:span text:style-name="T79">.</text:span><text:span text:style-name="T80">AUTO_OFFSET_RESET_CONFIG</text:span><text:span text:style-name="T81">,<text:s/></text:span><text:span text:style-name="T82">"earliest"</text:span><text:span text:style-name="T83">);</text:span><text:span text:style-name="T84"><text:line-break/><text:s text:c="8"/></text:span><text:span text:style-name="T85">properties</text:span><text:span text:style-name="T86">.put(</text:span><text:span text:style-name="T87">StreamsConfig</text:span><text:span text:style-name="T88">.</text:span><text:span text:style-name="T89">CACHE_MAX_BYTES_BUFFERING_CONFIG</text:span><text:span text:style-name="T90">,<text:s/></text:span><text:span text:style-name="T91">"0"</text:span><text:span text:style-name="T92">);</text:span><text:span text:style-name="T93"><text:line-break/><text:s text:c="8"/></text:span><text:span text:style-name="T94">return<text:s/></text:span><text:span text:style-name="T95">properties</text:span><text:span text:style-name="T96">;</text:span><text:span text:style-name="T97"><text:line-break/><text:s text:c="4"/>}</text:span><text:span text:style-name="T98"><text:line-break/>}</text:span></text:p>
      <text:list text:style-name="LFO1" text:continue-numbering="true">
        <text:list-item>
          <text:p text:style-name="P99">Model</text:p>
          <text:list text:continue-numbering="true">
            <text:list-item>
              <text:p text:style-name="P100">JsonSerde</text:p>
            </text:list-item>
          </text:list>
        </text:list-item>
      </text:list>
      <text:p text:style-name="P101"><text:span text:style-name="T102">import<text:s/></text:span><text:span text:style-name="T103">com.fasterxml.jackson.databind.ObjectMapper</text:span><text:span text:style-name="T104">;</text:span><text:span text:style-name="T105"><text:line-break/></text:span><text:span text:style-name="T106">import<text:s/></text:span><text:span text:style-name="T107">lombok.</text:span><text:span text:style-name="T108">SneakyThrows</text:span><text:span text:style-name="T109">;</text:span><text:span text:style-name="T110"><text:line-break/></text:span><text:span text:style-name="T111">import<text:s/></text:span><text:span text:style-name="T112">org.apache.kafka.common.serialization.Deserializer</text:span><text:span text:style-name="T113">;</text:span><text:span text:style-name="T114"><text:line-break/></text:span><text:span text:style-name="T115">import<text:s/></text:span><text:span text:style-name="T116">org.apache.kafka.common.serialization.Serde</text:span><text:span text:style-name="T117">;</text:span><text:span text:style-name="T118"><text:line-break/></text:span><text:span text:style-name="T119">import<text:s/></text:span><text:span text:style-name="T120">org.apache.kafka.common.serialization.Serializer</text:span><text:span text:style-name="T121">;</text:span><text:span text:style-name="T122"><text:line-break/></text:span><text:span text:style-name="T123"><text:line-break/></text:span><text:span text:style-name="T124">public class<text:s/></text:span><text:span text:style-name="T125">JsonSerde</text:span><text:span text:style-name="T126">&lt;</text:span><text:span text:style-name="T127">T</text:span><text:span text:style-name="T128">&gt;<text:s/></text:span><text:span text:style-name="T129">implements<text:s/></text:span><text:span text:style-name="T130">Serde</text:span><text:span text:style-name="T131">&lt;</text:span><text:span text:style-name="T132">T</text:span><text:span text:style-name="T133">&gt; {</text:span><text:span text:style-name="T134"><text:line-break/></text:span><text:span text:style-name="T135"><text:line-break/><text:s text:c="4"/></text:span><text:span text:style-name="T136">public static final<text:s/></text:span><text:span text:style-name="T137">ObjectMapper<text:s/></text:span><text:span text:style-name="T138">OBJECT_MAPPER<text:s/></text:span><text:span text:style-name="T139">=<text:s/></text:span><text:span text:style-name="T140">new<text:s/></text:span><text:span text:style-name="T141">ObjectMapper();</text:span><text:span text:style-name="T142"><text:line-break/><text:s text:c="4"/></text:span><text:span text:style-name="T143">private final<text:s/></text:span><text:span text:style-name="T144">Class</text:span><text:span text:style-name="T145">&lt;</text:span><text:span text:style-name="T146">T</text:span><text:span text:style-name="T147">&gt;<text:s/></text:span><text:span text:style-name="T148">type</text:span><text:span text:style-name="T149">;</text:span><text:span text:style-name="T150"><text:line-break/></text:span><text:span text:style-name="T151"><text:line-break/><text:s text:c="4"/></text:span><text:span text:style-name="T152">public<text:s/></text:span><text:span text:style-name="T153">JsonSerde</text:span><text:span text:style-name="T154">(</text:span><text:span text:style-name="T155">Class</text:span><text:span text:style-name="T156">&lt;</text:span><text:span text:style-name="T157">T</text:span><text:span text:style-name="T158">&gt; type) {</text:span><text:span text:style-name="T159"><text:line-break/><text:s text:c="8"/></text:span><text:span text:style-name="T160">this</text:span><text:span text:style-name="T161">.</text:span><text:span text:style-name="T162">type<text:s/></text:span><text:span text:style-name="T163">= type;</text:span><text:span text:style-name="T164"><text:line-break/><text:s text:c="4"/>}</text:span><text:span text:style-name="T165"><text:line-break/></text:span><text:span text:style-name="T166"><text:line-break/><text:s text:c="4"/></text:span><text:span text:style-name="T167">@Override</text:span><text:span text:style-name="T168"><text:line-break/><text:s text:c="4"/></text:span><text:span text:style-name="T169">public<text:s/></text:span><text:span text:style-name="T170">Serializer</text:span><text:span text:style-name="T171">&lt;</text:span><text:span text:style-name="T172">T</text:span><text:span text:style-name="T173">&gt;<text:s/></text:span><text:span text:style-name="T174">serializer</text:span><text:span text:style-name="T175">() {</text:span><text:span text:style-name="T176"><text:line-break/><text:s text:c="8"/></text:span><text:span text:style-name="T177">return<text:s/></text:span><text:span text:style-name="T178">(topic, data) -&gt; serialize(data);</text:span><text:span text:style-name="T179"><text:line-break/><text:s text:c="4"/>}</text:span><text:span text:style-name="T180"><text:line-break/></text:span><text:span text:style-name="T181"><text:line-break/><text:s text:c="4"/></text:span><text:span text:style-name="T182">@SneakyThrows</text:span><text:span text:style-name="T183"><text:line-break/><text:s text:c="4"/></text:span><text:span text:style-name="T184">private byte</text:span><text:span text:style-name="T185">[]<text:s/></text:span><text:span text:style-name="T186">serialize</text:span><text:span text:style-name="T187">(</text:span><text:span text:style-name="T188">T<text:s/></text:span><text:span text:style-name="T189">data) {</text:span><text:span text:style-name="T190"><text:line-break/></text:span><text:soft-page-break/><text:span text:style-name="T191"><text:s text:c="8"/></text:span><text:span text:style-name="T192">return<text:s/></text:span><text:span text:style-name="T193">OBJECT_MAPPER</text:span><text:span text:style-name="T194">.writeValueAsBytes(data);</text:span><text:span text:style-name="T195"><text:line-break/><text:s text:c="4"/>}</text:span><text:span text:style-name="T196"><text:line-break/></text:span><text:span text:style-name="T197"><text:line-break/><text:s text:c="4"/></text:span><text:span text:style-name="T198">@Override</text:span><text:span text:style-name="T199"><text:line-break/><text:s text:c="4"/></text:span><text:span text:style-name="T200">public<text:s/></text:span><text:span text:style-name="T201">Deserializer</text:span><text:span text:style-name="T202">&lt;</text:span><text:span text:style-name="T203">T</text:span><text:span text:style-name="T204">&gt;<text:s/></text:span><text:span text:style-name="T205">deserializer</text:span><text:span text:style-name="T206">() {</text:span><text:span text:style-name="T207"><text:line-break/><text:s text:c="8"/></text:span><text:span text:style-name="T208">return<text:s/></text:span><text:span text:style-name="T209">(topic, bytes) -&gt; deserialize(bytes);</text:span><text:span text:style-name="T210"><text:line-break/><text:s text:c="4"/>}</text:span><text:span text:style-name="T211"><text:line-break/></text:span><text:span text:style-name="T212"><text:line-break/><text:s text:c="4"/></text:span><text:span text:style-name="T213">@SneakyThrows</text:span><text:span text:style-name="T214"><text:line-break/><text:s text:c="4"/></text:span><text:span text:style-name="T215">private<text:s/></text:span><text:span text:style-name="T216">T<text:s/></text:span><text:span text:style-name="T217">deserialize</text:span><text:span text:style-name="T218">(</text:span><text:span text:style-name="T219">byte</text:span><text:span text:style-name="T220">[] bytes) {</text:span><text:span text:style-name="T221"><text:line-break/><text:s text:c="8"/></text:span><text:span text:style-name="T222">return<text:s/></text:span><text:span text:style-name="T223">OBJECT_MAPPER</text:span><text:span text:style-name="T224">.readValue(bytes,<text:s/></text:span><text:span text:style-name="T225">type</text:span><text:span text:style-name="T226">);</text:span><text:span text:style-name="T227"><text:line-break/><text:s text:c="4"/>}</text:span><text:span text:style-name="T228"><text:line-break/>}</text:span></text:p>
      <text:p text:style-name="P229"/>
      <text:list text:style-name="LFO1" text:continue-numbering="true">
        <text:list-item>
          <text:list>
            <text:list-item>
              <text:p text:style-name="P230">BankTransaction</text:p>
            </text:list-item>
          </text:list>
        </text:list-item>
      </text:list>
      <text:p text:style-name="P231"><text:span text:style-name="T232">import<text:s/></text:span><text:span text:style-name="T233">com.fasterxml.jackson.annotation.</text:span><text:span text:style-name="T234">JsonFormat</text:span><text:span text:style-name="T235">;</text:span><text:span text:style-name="T236"><text:line-break/></text:span><text:span text:style-name="T237">import<text:s/></text:span><text:span text:style-name="T238">lombok.</text:span><text:span text:style-name="T239">AllArgsConstructor</text:span><text:span text:style-name="T240">;</text:span><text:span text:style-name="T241"><text:line-break/></text:span><text:span text:style-name="T242">import<text:s/></text:span><text:span text:style-name="T243">lombok.</text:span><text:span text:style-name="T244">Builder</text:span><text:span text:style-name="T245">;</text:span><text:span text:style-name="T246"><text:line-break/></text:span><text:span text:style-name="T247">import<text:s/></text:span><text:span text:style-name="T248">lombok.</text:span><text:span text:style-name="T249">Data</text:span><text:span text:style-name="T250">;</text:span><text:span text:style-name="T251"><text:line-break/></text:span><text:span text:style-name="T252">import<text:s/></text:span><text:span text:style-name="T253">lombok.</text:span><text:span text:style-name="T254">NoArgsConstructor</text:span><text:span text:style-name="T255">;</text:span><text:span text:style-name="T256"><text:line-break/></text:span><text:span text:style-name="T257"><text:line-break/></text:span><text:span text:style-name="T258">import<text:s/></text:span><text:span text:style-name="T259">java.math.BigDecimal</text:span><text:span text:style-name="T260">;</text:span><text:span text:style-name="T261"><text:line-break/></text:span><text:span text:style-name="T262">import<text:s/></text:span><text:span text:style-name="T263">java.util.Date</text:span><text:span text:style-name="T264">;</text:span><text:span text:style-name="T265"><text:line-break/></text:span><text:span text:style-name="T266"><text:line-break/></text:span><text:span text:style-name="T267">@Data</text:span><text:span text:style-name="T268"><text:line-break/>@NoArgsConstructor</text:span><text:span text:style-name="T269"><text:line-break/>@AllArgsConstructor</text:span><text:span text:style-name="T270"><text:line-break/>@Builder</text:span><text:span text:style-name="T271"><text:line-break/></text:span><text:span text:style-name="T272">public class<text:s/></text:span><text:span text:style-name="T273">BankTransaction<text:s/></text:span><text:span text:style-name="T274">{</text:span><text:span text:style-name="T275"><text:line-break/></text:span><text:span text:style-name="T276"><text:line-break/><text:s text:c="4"/></text:span><text:span text:style-name="T277">private<text:s/></text:span><text:span text:style-name="T278">Long<text:s/></text:span><text:span text:style-name="T279">id</text:span><text:span text:style-name="T280">;</text:span><text:span text:style-name="T281"><text:line-break/><text:s text:c="4"/></text:span><text:span text:style-name="T282">private<text:s/></text:span><text:span text:style-name="T283">Long<text:s/></text:span><text:span text:style-name="T284">balanceId</text:span><text:span text:style-name="T285">;</text:span><text:span text:style-name="T286"><text:line-break/><text:s text:c="4"/></text:span><text:span text:style-name="T287">private<text:s/></text:span><text:span text:style-name="T288">BigDecimal<text:s/></text:span><text:span text:style-name="T289">amount</text:span><text:span text:style-name="T290">;</text:span><text:span text:style-name="T291"><text:line-break/><text:s text:c="4"/></text:span><text:span text:style-name="T292">@JsonFormat</text:span><text:span text:style-name="T293">(shape =<text:s/></text:span><text:span text:style-name="T294">JsonFormat</text:span><text:span text:style-name="T295">.</text:span><text:span text:style-name="T296">Shape</text:span><text:span text:style-name="T297">.</text:span><text:span text:style-name="T298">STRING</text:span><text:span text:style-name="T299">,</text:span><text:span text:style-name="T300"><text:line-break/><text:s text:c="16"/>pattern =<text:s/></text:span><text:span text:style-name="T301">"dd-MM-yyyy hh:mm:ss"</text:span><text:span text:style-name="T302">)</text:span><text:span text:style-name="T303"><text:line-break/><text:s text:c="4"/></text:span><text:span text:style-name="T304">public<text:s/></text:span><text:span text:style-name="T305">Date<text:s/></text:span><text:span text:style-name="T306">time</text:span><text:span text:style-name="T307">;</text:span><text:span text:style-name="T308"><text:line-break/><text:s text:c="4"/></text:span><text:span text:style-name="T309">@Builder.Default</text:span><text:span text:style-name="T310"><text:line-break/><text:s text:c="4"/></text:span><text:span text:style-name="T311">public<text:s/></text:span><text:span text:style-name="T312">BankTransactionState<text:s/></text:span><text:span text:style-name="T313">state<text:s/></text:span><text:span text:style-name="T314">=<text:s/></text:span><text:span text:style-name="T315">BankTransactionState</text:span><text:span text:style-name="T316">.</text:span><text:span text:style-name="T317">CREATED</text:span><text:span text:style-name="T318">;</text:span><text:span text:style-name="T319"><text:line-break/></text:span><text:span text:style-name="T320"><text:line-break/><text:s text:c="4"/></text:span><text:span text:style-name="T321">public static enum<text:s/></text:span><text:span text:style-name="T322">BankTransactionState<text:s/></text:span><text:span text:style-name="T323">{</text:span><text:span text:style-name="T324"><text:line-break/><text:s text:c="8"/></text:span><text:span text:style-name="T325">CREATED</text:span><text:span text:style-name="T326">,<text:s/></text:span><text:span text:style-name="T327">APPROVED</text:span><text:span text:style-name="T328">,<text:s/></text:span><text:span text:style-name="T329">REJECTED</text:span><text:span text:style-name="T330"><text:line-break/><text:s text:c="4"/></text:span><text:span text:style-name="T331">}</text:span><text:span text:style-name="T332"><text:line-break/>}</text:span></text:p>
      <text:p text:style-name="P333"/>
      <text:list text:style-name="LFO1" text:continue-numbering="true">
        <text:list-item>
          <text:list>
            <text:list-item>
              <text:p text:style-name="P334">BankBalance</text:p>
            </text:list-item>
          </text:list>
        </text:list-item>
      </text:list>
      <text:p text:style-name="P335"><text:span text:style-name="T336">import<text:s/></text:span><text:span text:style-name="T337">com.fasterxml.jackson.annotation.</text:span><text:span text:style-name="T338">JsonFormat</text:span><text:span text:style-name="T339">;</text:span><text:span text:style-name="T340"><text:line-break/></text:span><text:span text:style-name="T341">import<text:s/></text:span><text:span text:style-name="T342">lombok.</text:span><text:span text:style-name="T343">AllArgsConstructor</text:span><text:span text:style-name="T344">;</text:span><text:span text:style-name="T345"><text:line-break/></text:span><text:soft-page-break/><text:span text:style-name="T346">import<text:s/></text:span><text:span text:style-name="T347">lombok.</text:span><text:span text:style-name="T348">Data</text:span><text:span text:style-name="T349">;</text:span><text:span text:style-name="T350"><text:line-break/></text:span><text:span text:style-name="T351">import<text:s/></text:span><text:span text:style-name="T352">lombok.</text:span><text:span text:style-name="T353">NoArgsConstructor</text:span><text:span text:style-name="T354">;</text:span><text:span text:style-name="T355"><text:line-break/></text:span><text:span text:style-name="T356"><text:line-break/></text:span><text:span text:style-name="T357">import<text:s/></text:span><text:span text:style-name="T358">java.math.BigDecimal</text:span><text:span text:style-name="T359">;</text:span><text:span text:style-name="T360"><text:line-break/></text:span><text:span text:style-name="T361">import<text:s/></text:span><text:span text:style-name="T362">java.util.Date</text:span><text:span text:style-name="T363">;</text:span><text:span text:style-name="T364"><text:line-break/></text:span><text:span text:style-name="T365"><text:line-break/></text:span><text:span text:style-name="T366">@Data</text:span><text:span text:style-name="T367"><text:line-break/>@NoArgsConstructor</text:span><text:span text:style-name="T368"><text:line-break/>@AllArgsConstructor</text:span><text:span text:style-name="T369"><text:line-break/></text:span><text:span text:style-name="T370">public class<text:s/></text:span><text:span text:style-name="T371">BankBalance<text:s/></text:span><text:span text:style-name="T372">{</text:span><text:span text:style-name="T373"><text:line-break/></text:span><text:span text:style-name="T374"><text:line-break/><text:s text:c="4"/></text:span><text:span text:style-name="T375">private<text:s/></text:span><text:span text:style-name="T376">Long<text:s/></text:span><text:span text:style-name="T377">id</text:span><text:span text:style-name="T378">;</text:span><text:span text:style-name="T379"><text:line-break/><text:s text:c="4"/></text:span><text:span text:style-name="T380">private<text:s/></text:span><text:span text:style-name="T381">BigDecimal<text:s/></text:span><text:span text:style-name="T382">amount<text:s/></text:span><text:span text:style-name="T383">=<text:s/></text:span><text:span text:style-name="T384">BigDecimal</text:span><text:span text:style-name="T385">.</text:span><text:span text:style-name="T386">ZERO</text:span><text:span text:style-name="T387">;</text:span><text:span text:style-name="T388"><text:line-break/><text:s text:c="4"/></text:span><text:span text:style-name="T389">@JsonFormat</text:span><text:span text:style-name="T390">(shape =<text:s/></text:span><text:span text:style-name="T391">JsonFormat</text:span><text:span text:style-name="T392">.</text:span><text:span text:style-name="T393">Shape</text:span><text:span text:style-name="T394">.</text:span><text:span text:style-name="T395">STRING</text:span><text:span text:style-name="T396">,</text:span><text:span text:style-name="T397"><text:line-break/><text:s text:c="12"/>pattern =<text:s/></text:span><text:span text:style-name="T398">"dd-MM-yyyy hh:mm:ss"</text:span><text:span text:style-name="T399">)</text:span><text:span text:style-name="T400"><text:line-break/><text:s text:c="4"/></text:span><text:span text:style-name="T401">private<text:s/></text:span><text:span text:style-name="T402">Date<text:s/></text:span><text:span text:style-name="T403">lastUpdate</text:span><text:span text:style-name="T404">;</text:span><text:span text:style-name="T405"><text:line-break/><text:s text:c="4"/></text:span><text:span text:style-name="T406">private<text:s/></text:span><text:span text:style-name="T407">BankTransaction<text:s/></text:span><text:span text:style-name="T408">latestTransaction</text:span><text:span text:style-name="T409">;</text:span><text:span text:style-name="T410"><text:line-break/></text:span><text:span text:style-name="T411"><text:line-break/><text:s text:c="4"/></text:span><text:span text:style-name="T412">public<text:s/></text:span><text:span text:style-name="T413">BankBalance<text:s/></text:span><text:span text:style-name="T414">process</text:span><text:span text:style-name="T415">(</text:span><text:span text:style-name="T416">BankTransaction<text:s/></text:span><text:span text:style-name="T417">bankTransaction) {</text:span><text:span text:style-name="T418"><text:line-break/><text:s text:c="8"/></text:span><text:span text:style-name="T419">this</text:span><text:span text:style-name="T420">.</text:span><text:span text:style-name="T421">id<text:s/></text:span><text:span text:style-name="T422">= bankTransaction.getBalanceId();</text:span><text:span text:style-name="T423"><text:line-break/><text:s text:c="8"/></text:span><text:span text:style-name="T424">this</text:span><text:span text:style-name="T425">.</text:span><text:span text:style-name="T426">latestTransaction<text:s/></text:span><text:span text:style-name="T427">= bankTransaction;</text:span><text:span text:style-name="T428"><text:line-break/><text:s text:c="8"/></text:span><text:span text:style-name="T429">if</text:span><text:span text:style-name="T430">(</text:span><text:span text:style-name="T431">this</text:span><text:span text:style-name="T432">.</text:span><text:span text:style-name="T433">amount</text:span><text:span text:style-name="T434">.add(bankTransaction.getAmount()).compareTo(</text:span><text:span text:style-name="T435">BigDecimal</text:span><text:span text:style-name="T436">.</text:span><text:span text:style-name="T437">ZERO</text:span><text:span text:style-name="T438">) &gt;=<text:s/></text:span><text:span text:style-name="T439">0</text:span><text:span text:style-name="T440">) {</text:span><text:span text:style-name="T441"><text:line-break/><text:s text:c="12"/></text:span><text:span text:style-name="T442">this</text:span><text:span text:style-name="T443">.</text:span><text:span text:style-name="T444">latestTransaction</text:span><text:span text:style-name="T445">.setState(</text:span><text:span text:style-name="T446">BankTransaction</text:span><text:span text:style-name="T447">.</text:span><text:span text:style-name="T448">BankTransactionState</text:span><text:span text:style-name="T449">.</text:span><text:span text:style-name="T450">APPROVED</text:span><text:span text:style-name="T451">);</text:span><text:span text:style-name="T452"><text:line-break/><text:s text:c="12"/></text:span><text:span text:style-name="T453">this</text:span><text:span text:style-name="T454">.</text:span><text:span text:style-name="T455">amount<text:s/></text:span><text:span text:style-name="T456">=<text:s/></text:span><text:span text:style-name="T457">this</text:span><text:span text:style-name="T458">.</text:span><text:span text:style-name="T459">amount</text:span><text:span text:style-name="T460">.add(bankTransaction.getAmount());</text:span><text:span text:style-name="T461"><text:line-break/><text:s text:c="8"/>}<text:s/></text:span><text:span text:style-name="T462">else<text:s/></text:span><text:span text:style-name="T463">{</text:span><text:span text:style-name="T464"><text:line-break/><text:s text:c="12"/></text:span><text:span text:style-name="T465">this</text:span><text:span text:style-name="T466">.</text:span><text:span text:style-name="T467">latestTransaction</text:span><text:span text:style-name="T468">.setState(</text:span><text:span text:style-name="T469">BankTransaction</text:span><text:span text:style-name="T470">.</text:span><text:span text:style-name="T471">BankTransactionState</text:span><text:span text:style-name="T472">.</text:span><text:span text:style-name="T473">REJECTED</text:span><text:span text:style-name="T474">);</text:span><text:span text:style-name="T475"><text:line-break/><text:s text:c="8"/>}</text:span><text:span text:style-name="T476"><text:line-break/><text:s text:c="8"/></text:span><text:span text:style-name="T477">this</text:span><text:span text:style-name="T478">.</text:span><text:span text:style-name="T479">lastUpdate<text:s/></text:span><text:span text:style-name="T480">= bankTransaction.getTime();</text:span><text:span text:style-name="T481"><text:line-break/><text:s text:c="8"/></text:span><text:span text:style-name="T482">return this</text:span><text:span text:style-name="T483">;</text:span><text:span text:style-name="T484"><text:line-break/><text:s text:c="4"/>}</text:span><text:span text:style-name="T485"><text:line-break/>}</text:span></text:p>
      <text:p text:style-name="P486"/>
      <text:list text:style-name="LFO1" text:continue-numbering="true">
        <text:list-item>
          <text:p text:style-name="P487">BankBalanceTopology</text:p>
        </text:list-item>
      </text:list>
      <text:p text:style-name="P488"><text:span text:style-name="T489">import<text:s/></text:span><text:span text:style-name="T490">com.github.programmingwithmati.model.BankBalance</text:span><text:span text:style-name="T491">;</text:span><text:span text:style-name="T492"><text:line-break/></text:span><text:span text:style-name="T493">import<text:s/></text:span><text:span text:style-name="T494">com.github.programmingwithmati.model.BankTransaction</text:span><text:span text:style-name="T495">;</text:span><text:span text:style-name="T496"><text:line-break/></text:span><text:span text:style-name="T497">import<text:s/></text:span><text:span text:style-name="T498">com.github.programmingwithmati.model.JsonSerde</text:span><text:span text:style-name="T499">;</text:span><text:span text:style-name="T500"><text:line-break/></text:span><text:span text:style-name="T501">import<text:s/></text:span><text:span text:style-name="T502">org.apache.kafka.common.serialization.Serde</text:span><text:span text:style-name="T503">;</text:span><text:span text:style-name="T504"><text:line-break/></text:span><text:span text:style-name="T505">import<text:s/></text:span><text:span text:style-name="T506">org.apache.kafka.common.serialization.Serdes</text:span><text:span text:style-name="T507">;</text:span><text:span text:style-name="T508"><text:line-break/></text:span><text:span text:style-name="T509">import<text:s/></text:span><text:span text:style-name="T510">org.apache.kafka.streams.StreamsBuilder</text:span><text:span text:style-name="T511">;</text:span><text:span text:style-name="T512"><text:line-break/></text:span><text:span text:style-name="T513">import<text:s/></text:span><text:span text:style-name="T514">org.apache.kafka.streams.Topology</text:span><text:span text:style-name="T515">;</text:span><text:span text:style-name="T516"><text:line-break/></text:span><text:span text:style-name="T517">import<text:s/></text:span><text:span text:style-name="T518">org.apache.kafka.streams.kstream.</text:span><text:span text:style-name="T519">*;</text:span><text:span text:style-name="T520"><text:line-break/></text:span><text:span text:style-name="T521"><text:line-break/></text:span><text:span text:style-name="T522">public class<text:s/></text:span><text:span text:style-name="T523">BankBalanceTopology<text:s/></text:span><text:span text:style-name="T524">{</text:span><text:span text:style-name="T525"><text:line-break/></text:span><text:span text:style-name="T526"><text:line-break/><text:s text:c="4"/></text:span><text:span text:style-name="T527">public static final<text:s/></text:span><text:span text:style-name="T528">String<text:s/></text:span><text:span text:style-name="T529">BANK_TRANSACTIONS<text:s/></text:span><text:span text:style-name="T530">=<text:s/></text:span><text:span text:style-name="T531">"bank-transactions"</text:span><text:span text:style-name="T532">;</text:span><text:span text:style-name="T533"><text:line-break/><text:s text:c="4"/></text:span><text:span text:style-name="T534">public static final<text:s/></text:span><text:span text:style-name="T535">String<text:s/></text:span><text:span text:style-name="T536">BANK_BALANCES<text:s/></text:span><text:span text:style-name="T537">=<text:s/></text:span><text:span text:style-name="T538">"bank-balances"</text:span><text:span text:style-name="T539">;</text:span><text:span text:style-name="T540"><text:line-break/><text:s text:c="4"/></text:span><text:span text:style-name="T541">public static final<text:s/></text:span><text:span text:style-name="T542">String<text:s/></text:span><text:span text:style-name="T543">REJECTED_TRANSACTIONS<text:s/></text:span><text:span text:style-name="T544">=<text:s/></text:span><text:span text:style-name="T545">"rejected-transactions"</text:span><text:span text:style-name="T546">;</text:span><text:span text:style-name="T547"><text:line-break/></text:span><text:soft-page-break/><text:span text:style-name="T548"><text:line-break/><text:s text:c="4"/></text:span><text:span text:style-name="T549">public static<text:s/></text:span><text:span text:style-name="T550">Topology<text:s/></text:span><text:span text:style-name="T551">buildTopology</text:span><text:span text:style-name="T552">()</text:span><text:span text:style-name="T553"><text:s/>{</text:span><text:span text:style-name="T554"><text:line-break/><text:s text:c="8"/></text:span><text:span text:style-name="T555">Serde</text:span><text:span text:style-name="T556">&lt;</text:span><text:span text:style-name="T557">BankTransaction</text:span><text:span text:style-name="T558">&gt;<text:s/></text:span><text:span text:style-name="T559">bankTransactionSerdes<text:s/></text:span><text:span text:style-name="T560">=<text:s/></text:span><text:span text:style-name="T561">new<text:s/></text:span><text:span text:style-name="T562">JsonSerde&lt;&gt;(</text:span><text:span text:style-name="T563">BankTransaction</text:span><text:span text:style-name="T564">.</text:span><text:span text:style-name="T565">class</text:span><text:span text:style-name="T566">);</text:span><text:span text:style-name="T567"><text:line-break/><text:s text:c="8"/></text:span><text:span text:style-name="T568">Serde</text:span><text:span text:style-name="T569">&lt;</text:span><text:span text:style-name="T570">BankBalance</text:span><text:span text:style-name="T571">&gt;<text:s/></text:span><text:span text:style-name="T572">bankBalanceSerde<text:s/></text:span><text:span text:style-name="T573">=<text:s/></text:span><text:span text:style-name="T574">new<text:s/></text:span><text:span text:style-name="T575">JsonSerde&lt;&gt;(</text:span><text:span text:style-name="T576">BankBalance</text:span><text:span text:style-name="T577">.</text:span><text:span text:style-name="T578">class</text:span><text:span text:style-name="T579">);</text:span><text:span text:style-name="T580"><text:line-break/><text:s text:c="8"/></text:span><text:span text:style-name="T581">StreamsBuilder streamsBuilder<text:s/></text:span><text:span text:style-name="T582">=<text:s/></text:span><text:span text:style-name="T583">new<text:s/></text:span><text:span text:style-name="T584">StreamsBuilder();</text:span><text:span text:style-name="T585"><text:line-break/></text:span><text:span text:style-name="T586"><text:line-break/><text:s text:c="8"/></text:span><text:span text:style-name="T587">KStream</text:span><text:span text:style-name="T588">&lt;</text:span><text:span text:style-name="T589">Long</text:span><text:span text:style-name="T590">,<text:s/></text:span><text:span text:style-name="T591">BankBalance</text:span><text:span text:style-name="T592">&gt;<text:s/></text:span><text:span text:style-name="T593">bankBalancesStream<text:s/></text:span><text:span text:style-name="T594">=<text:s/></text:span><text:span text:style-name="T595">streamsBuilder</text:span><text:span text:style-name="T596">.stream(</text:span><text:span text:style-name="T597">BANK_TRANSACTIONS</text:span><text:span text:style-name="T598">,</text:span><text:span text:style-name="T599"><text:line-break/><text:s text:c="16"/></text:span><text:span text:style-name="T600">Consumed</text:span><text:span text:style-name="T601">.</text:span><text:span text:style-name="T602">with</text:span><text:span text:style-name="T603">(</text:span><text:span text:style-name="T604">Serdes</text:span><text:span text:style-name="T605">.</text:span><text:span text:style-name="T606">Long</text:span><text:span text:style-name="T607">(),<text:s/></text:span><text:span text:style-name="T608">bankTransactionSerdes</text:span><text:span text:style-name="T609">))</text:span><text:span text:style-name="T610"><text:line-break/><text:s text:c="16"/>.groupByKey()</text:span><text:span text:style-name="T611"><text:line-break/><text:s text:c="16"/>.aggregate(</text:span><text:span text:style-name="T612">BankBalance</text:span><text:span text:style-name="T613">::</text:span><text:span text:style-name="T614">new</text:span><text:span text:style-name="T615">,</text:span><text:span text:style-name="T616"><text:line-break/><text:s text:c="24"/>(key, value, aggregate) -&gt; aggregate.process(value),</text:span><text:span text:style-name="T617"><text:line-break/><text:s text:c="24"/></text:span><text:span text:style-name="T618">Materialized</text:span><text:span text:style-name="T619">.</text:span><text:span text:style-name="T620">with</text:span><text:span text:style-name="T621">(</text:span><text:span text:style-name="T622">Serdes</text:span><text:span text:style-name="T623">.</text:span><text:span text:style-name="T624">Long</text:span><text:span text:style-name="T625">(),<text:s/></text:span><text:span text:style-name="T626">bankBalanceSerde</text:span><text:span text:style-name="T627">))</text:span><text:span text:style-name="T628"><text:line-break/><text:s text:c="16"/>.toStream();</text:span><text:span text:style-name="T629"><text:line-break/><text:s text:c="8"/></text:span><text:span text:style-name="T630">bankBalancesStream</text:span><text:span text:style-name="T631"><text:line-break/><text:s text:c="16"/></text:span><text:span text:style-name="T632">.to(</text:span><text:span text:style-name="T633">BANK_BALANCES</text:span><text:span text:style-name="T634">,<text:s/></text:span><text:span text:style-name="T635">Produced</text:span><text:span text:style-name="T636">.</text:span><text:span text:style-name="T637">with</text:span><text:span text:style-name="T638">(</text:span><text:span text:style-name="T639">Serdes</text:span><text:span text:style-name="T640">.</text:span><text:span text:style-name="T641">Long</text:span><text:span text:style-name="T642">(),<text:s/></text:span><text:span text:style-name="T643">bankBalanceSerde</text:span><text:span text:style-name="T644">));</text:span><text:span text:style-name="T645"><text:line-break/></text:span><text:span text:style-name="T646"><text:line-break/><text:s text:c="8"/></text:span><text:span text:style-name="T647">bankBalancesStream</text:span><text:span text:style-name="T648"><text:line-break/><text:s text:c="16"/></text:span><text:span text:style-name="T649">.mapValues((readOnlyKey, value) -&gt; value.getLatestTransaction())</text:span><text:span text:style-name="T650"><text:line-break/><text:s text:c="16"/>.filter((key, value) -&gt; value.</text:span><text:span text:style-name="T651">state<text:s/></text:span><text:span text:style-name="T652">==<text:s/></text:span><text:span text:style-name="T653">BankTransaction</text:span><text:span text:style-name="T654">.</text:span><text:span text:style-name="T655">BankTransactionState</text:span><text:span text:style-name="T656">.</text:span><text:span text:style-name="T657">REJECTED</text:span><text:span text:style-name="T658">)</text:span><text:span text:style-name="T659"><text:line-break/><text:s text:c="16"/>.to(</text:span><text:span text:style-name="T660">REJECTED_TRANSACTIONS</text:span><text:span text:style-name="T661">,<text:s/></text:span><text:span text:style-name="T662">Produced</text:span><text:span text:style-name="T663">.</text:span><text:span text:style-name="T664">with</text:span><text:span text:style-name="T665">(</text:span><text:span text:style-name="T666">Serdes</text:span><text:span text:style-name="T667">.</text:span><text:span text:style-name="T668">Long</text:span><text:span text:style-name="T669">(),<text:s/></text:span><text:span text:style-name="T670">bankTransactionSerdes</text:span><text:span text:style-name="T671">));</text:span><text:span text:style-name="T672"><text:line-break/></text:span><text:span text:style-name="T673"><text:line-break/><text:s text:c="8"/></text:span><text:span text:style-name="T674">return<text:s/></text:span><text:span text:style-name="T675">streamsBuilder</text:span><text:span text:style-name="T676">.build();</text:span><text:span text:style-name="T677"><text:line-break/><text:s text:c="4"/>}</text:span><text:span text:style-name="T678"><text:line-break/>}</text:span></text:p>
      <text:p text:style-name="P679"/>
      <text:p text:style-name="P680"><text:span text:style-name="T681">5.<text:s/></text:span><text:span text:style-name="T682">BankBalanceApp</text:span></text:p>
      <text:p text:style-name="P683"><text:span text:style-name="T684">import<text:s/></text:span><text:span text:style-name="T685">com.github.programmingwithmati.config.StreamConfiguration</text:span><text:span text:style-name="T686">;</text:span><text:span text:style-name="T687"><text:line-break/></text:span><text:span text:style-name="T688">import<text:s/></text:span><text:span text:style-name="T689">com.github.programmingwithmati.topology.BankBalanceTopology</text:span><text:span text:style-name="T690">;</text:span><text:span text:style-name="T691"><text:line-break/></text:span><text:span text:style-name="T692">import<text:s/></text:span><text:span text:style-name="T693">org.apache.kafka.streams.KafkaStreams</text:span><text:span text:style-name="T694">;</text:span><text:span text:style-name="T695"><text:line-break/></text:span><text:span text:style-name="T696"><text:line-break/></text:span><text:span text:style-name="T697">public class<text:s/></text:span><text:span text:style-name="T698">BankBalanceApp<text:s/></text:span><text:span text:style-name="T699">{</text:span><text:span text:style-name="T700"><text:line-break/></text:span><text:span text:style-name="T701"><text:line-break/><text:s text:c="4"/></text:span><text:span text:style-name="T702">public static void<text:s/></text:span><text:span text:style-name="T703">main</text:span><text:span text:style-name="T704">(</text:span><text:span text:style-name="T705">String</text:span><text:span text:style-name="T706">[] args) {</text:span><text:span text:style-name="T707"><text:line-break/><text:s text:c="8"/></text:span><text:span text:style-name="T708">var<text:s/></text:span><text:span text:style-name="T709">configuration<text:s/></text:span><text:span text:style-name="T710">=<text:s/></text:span><text:span text:style-name="T711">StreamConfiguration</text:span><text:span text:style-name="T712">.</text:span><text:span text:style-name="T713">getConfiguration</text:span><text:span text:style-name="T714">();</text:span></text:p>
      <text:p text:style-name="P715"><text:span text:style-name="T716"><text:s text:c="8"/></text:span><text:span text:style-name="T717">// créer la topologie</text:span><text:span text:style-name="T718"><text:line-break/></text:span><text:span text:style-name="T719"><text:s text:c="8"/></text:span><text:span text:style-name="T720">var<text:s/></text:span><text:span text:style-name="T721">topology<text:s/></text:span><text:span text:style-name="T722">=<text:s/></text:span><text:span text:style-name="T723">BankBalanceTopology</text:span><text:span text:style-name="T724">.</text:span><text:span text:style-name="T725">buildTopology</text:span><text:span text:style-name="T726">();</text:span></text:p>
      <text:p text:style-name="P727"><text:span text:style-name="T728"><text:s text:c="8"/>// créer un stream qui prend en entrées la topologie et la configuration</text:span><text:span text:style-name="T729"><text:line-break/><text:s text:c="8"/></text:span><text:span text:style-name="T730">var<text:s/></text:span><text:span text:style-name="T731">kafkaStreams<text:s/></text:span><text:span text:style-name="T732">=<text:s/></text:span><text:span text:style-name="T733">new<text:s/></text:span><text:span text:style-name="T734">KafkaStreams(</text:span><text:span text:style-name="T735">topology</text:span><text:span text:style-name="T736">,<text:s/></text:span><text:span text:style-name="T737">configuration</text:span><text:span text:style-name="T738">);</text:span><text:span text:style-name="T739"><text:line-break/></text:span><text:span text:style-name="T740"><text:s text:c="8"/></text:span><text:span text:style-name="T741">// démarrer le stream</text:span><text:span text:style-name="T742"><text:line-break/></text:span><text:span text:style-name="T743"><text:s text:c="8"/></text:span><text:span text:style-name="T744">kafkaStreams</text:span><text:span text:style-name="T745">.start();</text:span><text:span text:style-name="T746"><text:line-break/></text:span><text:span text:style-name="T747"><text:s text:c="8"/></text:span><text:span text:style-name="T748">// fermer le stream s’il n’est pas utilisé</text:span><text:span text:style-name="T749"><text:line-break/><text:s text:c="8"/></text:span><text:span text:style-name="T750">Runtime</text:span><text:span text:style-name="T751">.</text:span><text:span text:style-name="T752">getRuntime</text:span><text:span text:style-name="T753">().addShutdownHook(</text:span><text:span text:style-name="T754">new<text:s/></text:span><text:span text:style-name="T755">Thread(</text:span><text:span text:style-name="T756">kafkaStreams</text:span><text:span text:style-name="T757">::close));</text:span><text:span text:style-name="T758"><text:line-break/></text:span><text:soft-page-break/><text:span text:style-name="T759"><text:s text:c="4"/>}</text:span><text:span text:style-name="T760"><text:line-break/>}</text:span></text:p>
      <text:p text:style-name="P761"/>
      <text:list text:style-name="LFO1" text:continue-numbering="true">
        <text:list-item>
          <text:p text:style-name="P762"><text:span text:style-name="T763">BankBalanceTopologyTest</text:span></text:p>
        </text:list-item>
      </text:list>
      <text:p text:style-name="P764"><text:span text:style-name="T765">import<text:s/></text:span><text:span text:style-name="T766">com.github.programmingwithmati.model.BankBalance</text:span><text:span text:style-name="T767">;</text:span><text:span text:style-name="T768"><text:line-break/></text:span><text:span text:style-name="T769">import<text:s/></text:span><text:span text:style-name="T770">com.github.programmingwithmati.model.BankTransaction</text:span><text:span text:style-name="T771">;</text:span><text:span text:style-name="T772"><text:line-break/></text:span><text:span text:style-name="T773">import<text:s/></text:span><text:span text:style-name="T774">com.github.programmingwithmati.model.JsonSerde</text:span><text:span text:style-name="T775">;</text:span><text:span text:style-name="T776"><text:line-break/></text:span><text:span text:style-name="T777">import<text:s/></text:span><text:span text:style-name="T778">org.apache.kafka.common.serialization.Serdes</text:span><text:span text:style-name="T779">;</text:span><text:span text:style-name="T780"><text:line-break/></text:span><text:span text:style-name="T781">import<text:s/></text:span><text:span text:style-name="T782">org.apache.kafka.streams.StreamsConfig</text:span><text:span text:style-name="T783">;</text:span><text:span text:style-name="T784"><text:line-break/></text:span><text:span text:style-name="T785">import<text:s/></text:span><text:span text:style-name="T786">org.apache.kafka.streams.TestInputTopic</text:span><text:span text:style-name="T787">;</text:span><text:span text:style-name="T788"><text:line-break/></text:span><text:span text:style-name="T789">import<text:s/></text:span><text:span text:style-name="T790">org.apache.kafka.streams.TestOutputTopic</text:span><text:span text:style-name="T791">;</text:span><text:span text:style-name="T792"><text:line-break/></text:span><text:span text:style-name="T793">import<text:s/></text:span><text:span text:style-name="T794">org.apache.kafka.streams.TopologyTestDriver</text:span><text:span text:style-name="T795">;</text:span><text:span text:style-name="T796"><text:line-break/></text:span><text:span text:style-name="T797">import<text:s/></text:span><text:span text:style-name="T798">org.junit.jupiter.api.</text:span><text:span text:style-name="T799">AfterEach</text:span><text:span text:style-name="T800">;</text:span><text:span text:style-name="T801"><text:line-break/></text:span><text:span text:style-name="T802">import<text:s/></text:span><text:span text:style-name="T803">org.junit.jupiter.api.</text:span><text:span text:style-name="T804">BeforeEach</text:span><text:span text:style-name="T805">;</text:span><text:span text:style-name="T806"><text:line-break/></text:span><text:span text:style-name="T807">import<text:s/></text:span><text:span text:style-name="T808">org.junit.jupiter.api.</text:span><text:span text:style-name="T809">Test</text:span><text:span text:style-name="T810">;</text:span><text:span text:style-name="T811"><text:line-break/></text:span><text:span text:style-name="T812"><text:line-break/></text:span><text:span text:style-name="T813">import<text:s/></text:span><text:span text:style-name="T814">java.math.BigDecimal</text:span><text:span text:style-name="T815">;</text:span><text:span text:style-name="T816"><text:line-break/></text:span><text:span text:style-name="T817">import<text:s/></text:span><text:span text:style-name="T818">java.util.Date</text:span><text:span text:style-name="T819">;</text:span><text:span text:style-name="T820"><text:line-break/></text:span><text:span text:style-name="T821">import<text:s/></text:span><text:span text:style-name="T822">java.util.List</text:span><text:span text:style-name="T823">;</text:span><text:span text:style-name="T824"><text:line-break/></text:span><text:span text:style-name="T825">import<text:s/></text:span><text:span text:style-name="T826">java.util.Properties</text:span><text:span text:style-name="T827">;</text:span><text:span text:style-name="T828"><text:line-break/></text:span><text:span text:style-name="T829"><text:line-break/></text:span><text:span text:style-name="T830">import static<text:s/></text:span><text:span text:style-name="T831">org.junit.jupiter.api.Assertions</text:span><text:span text:style-name="T832">.</text:span><text:span text:style-name="T833">assertEquals</text:span><text:span text:style-name="T834">;</text:span><text:span text:style-name="T835"><text:line-break/></text:span><text:span text:style-name="T836">import static<text:s/></text:span><text:span text:style-name="T837">org.junit.jupiter.api.Assertions</text:span><text:span text:style-name="T838">.</text:span><text:span text:style-name="T839">assertTrue</text:span><text:span text:style-name="T840">;</text:span><text:span text:style-name="T841"><text:line-break/></text:span><text:span text:style-name="T842"><text:line-break/></text:span><text:span text:style-name="T843">class<text:s/></text:span><text:span text:style-name="T844">BankBalanceTopologyTest<text:s/></text:span><text:span text:style-name="T845">{</text:span><text:span text:style-name="T846"><text:line-break/></text:span><text:span text:style-name="T847"><text:line-break/><text:s text:c="4"/></text:span><text:span text:style-name="T848">TopologyTestDriver<text:s/></text:span><text:span text:style-name="T849">testDriver</text:span><text:span text:style-name="T850">;</text:span><text:span text:style-name="T851"><text:line-break/><text:s text:c="4"/></text:span><text:span text:style-name="T852">private<text:s/></text:span><text:span text:style-name="T853">TestInputTopic</text:span><text:span text:style-name="T854">&lt;</text:span><text:span text:style-name="T855">Long</text:span><text:span text:style-name="T856">,<text:s/></text:span><text:span text:style-name="T857">BankTransaction</text:span><text:span text:style-name="T858">&gt;<text:s/></text:span><text:span text:style-name="T859">bankTransactionTopic</text:span><text:span text:style-name="T860">;</text:span><text:span text:style-name="T861"><text:line-break/><text:s text:c="4"/></text:span><text:span text:style-name="T862">private<text:s/></text:span><text:span text:style-name="T863">TestOutputTopic</text:span><text:span text:style-name="T864">&lt;</text:span><text:span text:style-name="T865">Long</text:span><text:span text:style-name="T866">,<text:s/></text:span><text:span text:style-name="T867">BankBalance</text:span><text:span text:style-name="T868">&gt;<text:s/></text:span><text:span text:style-name="T869">bankBalanceTopic</text:span><text:span text:style-name="T870">;</text:span><text:span text:style-name="T871"><text:line-break/><text:s text:c="4"/></text:span><text:span text:style-name="T872">private<text:s/></text:span><text:span text:style-name="T873">TestOutputTopic</text:span><text:span text:style-name="T874">&lt;</text:span><text:span text:style-name="T875">Long</text:span><text:span text:style-name="T876">,<text:s/></text:span><text:span text:style-name="T877">BankTransaction</text:span><text:span text:style-name="T878">&gt;<text:s/></text:span><text:span text:style-name="T879">rejectedBankTransactionTopic</text:span><text:span text:style-name="T880">;</text:span><text:span text:style-name="T881"><text:line-break/></text:span><text:span text:style-name="T882"><text:line-break/><text:s text:c="4"/></text:span><text:span text:style-name="T883">@BeforeEach</text:span><text:span text:style-name="T884"><text:line-break/><text:s text:c="4"/></text:span><text:span text:style-name="T885">void<text:s/></text:span><text:span text:style-name="T886">setup</text:span><text:span text:style-name="T887">() {</text:span><text:span text:style-name="T888"><text:line-break/><text:s text:c="8"/></text:span><text:span text:style-name="T889">Properties props<text:s/></text:span><text:span text:style-name="T890">=<text:s/></text:span><text:span text:style-name="T891">new<text:s/></text:span><text:span text:style-name="T892">Properties();</text:span><text:span text:style-name="T893"><text:line-break/><text:s text:c="8"/></text:span><text:span text:style-name="T894">props</text:span><text:span text:style-name="T895">.put(</text:span><text:span text:style-name="T896">StreamsConfig</text:span><text:span text:style-name="T897">.</text:span><text:span text:style-name="T898">APPLICATION_ID_CONFIG</text:span><text:span text:style-name="T899">,<text:s/></text:span><text:span text:style-name="T900">"test"</text:span><text:span text:style-name="T901">);</text:span><text:span text:style-name="T902"><text:line-break/><text:s text:c="8"/></text:span><text:span text:style-name="T903">props</text:span><text:span text:style-name="T904">.put(</text:span><text:span text:style-name="T905">StreamsConfig</text:span><text:span text:style-name="T906">.</text:span><text:span text:style-name="T907">BOOTSTRAP_SERVERS_CONFIG</text:span><text:span text:style-name="T908">,<text:s/></text:span><text:span text:style-name="T909">"dummy:1234"</text:span><text:span text:style-name="T910">);</text:span><text:span text:style-name="T911"><text:line-break/><text:s text:c="8"/></text:span><text:span text:style-name="T912">testDriver<text:s/></text:span><text:span text:style-name="T913">=<text:s/></text:span><text:span text:style-name="T914">new<text:s/></text:span><text:span text:style-name="T915">TopologyTestDriver(</text:span><text:span text:style-name="T916">BankBalanceTopology</text:span><text:span text:style-name="T917">.</text:span><text:span text:style-name="T918">buildTopology</text:span><text:span text:style-name="T919">(),<text:s/></text:span><text:span text:style-name="T920">props</text:span><text:span text:style-name="T921">);</text:span><text:span text:style-name="T922"><text:line-break/></text:span><text:span text:style-name="T923"><text:line-break/><text:s text:c="8"/></text:span><text:span text:style-name="T924">var<text:s/></text:span><text:span text:style-name="T925">bankBalanceJsonSerde<text:s/></text:span><text:span text:style-name="T926">=<text:s/></text:span><text:span text:style-name="T927">new<text:s/></text:span><text:span text:style-name="T928">JsonSerde&lt;&gt;(</text:span><text:span text:style-name="T929">BankBalance</text:span><text:span text:style-name="T930">.</text:span><text:span text:style-name="T931">class</text:span><text:span text:style-name="T932">);</text:span><text:span text:style-name="T933"><text:line-break/><text:s text:c="8"/></text:span><text:span text:style-name="T934">var<text:s/></text:span><text:span text:style-name="T935">bankTransactionJsonSerde<text:s/></text:span><text:span text:style-name="T936">=<text:s/></text:span><text:span text:style-name="T937">new<text:s/></text:span><text:span text:style-name="T938">JsonSerde&lt;&gt;(</text:span><text:span text:style-name="T939">BankTransaction</text:span><text:span text:style-name="T940">.</text:span><text:span text:style-name="T941">class</text:span><text:span text:style-name="T942">);</text:span><text:span text:style-name="T943"><text:line-break/></text:span><text:span text:style-name="T944"><text:line-break/><text:s text:c="8"/></text:span><text:span text:style-name="T945">bankTransactionTopic<text:s/></text:span><text:span text:style-name="T946">=<text:s/></text:span><text:span text:style-name="T947">testDriver</text:span><text:span text:style-name="T948">.createInputTopic(</text:span><text:span text:style-name="T949">BankBalanceTopology</text:span><text:span text:style-name="T950">.</text:span><text:span text:style-name="T951">BANK_TRANSACTIONS</text:span><text:span text:style-name="T952">,<text:s/></text:span><text:span text:style-name="T953">Serdes</text:span><text:span text:style-name="T954">.</text:span><text:span text:style-name="T955">Long</text:span><text:span text:style-name="T956">().serializer(),<text:s/></text:span><text:span text:style-name="T957">bankTransactionJsonSerde</text:span><text:span text:style-name="T958">.serializer());</text:span><text:span text:style-name="T959"><text:line-break/></text:span><text:span text:style-name="T960"><text:line-break/><text:s text:c="8"/></text:span><text:span text:style-name="T961">bankBalanceTopic<text:s/></text:span><text:span text:style-name="T962">=<text:s/></text:span><text:span text:style-name="T963">testDriver</text:span><text:span text:style-name="T964">.createOutputTopic(</text:span><text:span text:style-name="T965">BankBalanceTopology</text:span><text:span text:style-name="T966">.</text:span><text:span text:style-name="T967">BANK_BALANCES</text:span><text:span text:style-name="T968">,<text:s/></text:span><text:soft-page-break/><text:span text:style-name="T969">Serdes</text:span><text:span text:style-name="T970">.</text:span><text:span text:style-name="T971">Long</text:span><text:span text:style-name="T972">().deserializer(),<text:s/></text:span><text:span text:style-name="T973">bankBalanceJsonSerde</text:span><text:span text:style-name="T974">.deserializer());</text:span><text:span text:style-name="T975"><text:line-break/><text:s text:c="8"/></text:span><text:span text:style-name="T976">rejectedBankTransactionTopic<text:s/></text:span><text:span text:style-name="T977">=<text:s/></text:span><text:span text:style-name="T978">testDriver</text:span><text:span text:style-name="T979">.createOutputTopic(</text:span><text:span text:style-name="T980">BankBalanceTopology</text:span><text:span text:style-name="T981">.</text:span><text:span text:style-name="T982">REJECTED_TRANSACTIONS</text:span><text:span text:style-name="T983">,<text:s/></text:span><text:span text:style-name="T984">Serdes</text:span><text:span text:style-name="T985">.</text:span><text:span text:style-name="T986">Long</text:span><text:span text:style-name="T987">().deserializer(),<text:s/></text:span><text:span text:style-name="T988">bankTransactionJsonSerde</text:span><text:span text:style-name="T989">.deserializer());</text:span><text:span text:style-name="T990"><text:line-break/><text:s text:c="4"/>}</text:span><text:span text:style-name="T991"><text:line-break/></text:span><text:span text:style-name="T992"><text:line-break/><text:s text:c="4"/></text:span><text:span text:style-name="T993">@AfterEach</text:span><text:span text:style-name="T994"><text:line-break/><text:s text:c="4"/></text:span><text:span text:style-name="T995">void<text:s/></text:span><text:span text:style-name="T996">teardown</text:span><text:span text:style-name="T997">() {</text:span><text:span text:style-name="T998"><text:line-break/><text:s text:c="8"/></text:span><text:span text:style-name="T999">testDriver</text:span><text:span text:style-name="T1000">.close();</text:span><text:span text:style-name="T1001"><text:line-break/><text:s text:c="4"/>}</text:span><text:span text:style-name="T1002"><text:line-break/></text:span><text:span text:style-name="T1003"><text:line-break/><text:s text:c="4"/></text:span><text:span text:style-name="T1004">@Test</text:span><text:span text:style-name="T1005"><text:line-break/><text:s text:c="4"/></text:span><text:span text:style-name="T1006">void<text:s/></text:span><text:span text:style-name="T1007">testTopology</text:span><text:span text:style-name="T1008">() {</text:span><text:span text:style-name="T1009"><text:line-break/><text:s text:c="8"/></text:span><text:span text:style-name="T1010">List</text:span><text:span text:style-name="T1011">.</text:span><text:span text:style-name="T1012">of</text:span><text:span text:style-name="T1013">(</text:span><text:span text:style-name="T1014"><text:line-break/><text:s text:c="16"/></text:span><text:span text:style-name="T1015">BankTransaction</text:span><text:span text:style-name="T1016">.</text:span><text:span text:style-name="T1017">builder</text:span><text:span text:style-name="T1018">()</text:span><text:span text:style-name="T1019"><text:line-break/><text:s text:c="24"/>.balanceId(</text:span><text:span text:style-name="T1020">1L</text:span><text:span text:style-name="T1021">)</text:span><text:span text:style-name="T1022"><text:line-break/><text:s text:c="24"/>.time(</text:span><text:span text:style-name="T1023">new<text:s/></text:span><text:span text:style-name="T1024">Date())</text:span><text:span text:style-name="T1025"><text:line-break/><text:s text:c="24"/>.amount(</text:span><text:span text:style-name="T1026">new<text:s/></text:span><text:span text:style-name="T1027">BigDecimal(</text:span><text:span text:style-name="T1028">500</text:span><text:span text:style-name="T1029">))</text:span><text:span text:style-name="T1030"><text:line-break/><text:s text:c="24"/></text:span><text:span text:style-name="T1031">.build(),</text:span><text:span text:style-name="T1032"><text:line-break/><text:s text:c="16"/></text:span><text:span text:style-name="T1033">BankTransaction</text:span><text:span text:style-name="T1034">.</text:span><text:span text:style-name="T1035">builder</text:span><text:span text:style-name="T1036">()</text:span><text:span text:style-name="T1037"><text:line-break/><text:s text:c="24"/>.balanceId(</text:span><text:span text:style-name="T1038">2L</text:span><text:span text:style-name="T1039">)</text:span><text:span text:style-name="T1040"><text:line-break/><text:s text:c="24"/>.time(</text:span><text:span text:style-name="T1041">new<text:s/></text:span><text:span text:style-name="T1042">Date())</text:span><text:span text:style-name="T1043"><text:line-break/><text:s text:c="24"/>.amount(</text:span><text:span text:style-name="T1044">new<text:s/></text:span><text:span text:style-name="T1045">BigDecimal(</text:span><text:span text:style-name="T1046">3000</text:span><text:span text:style-name="T1047">)).build(),</text:span><text:span text:style-name="T1048"><text:line-break/><text:s text:c="16"/></text:span><text:span text:style-name="T1049">BankTransaction</text:span><text:span text:style-name="T1050">.</text:span><text:span text:style-name="T1051">builder</text:span><text:span text:style-name="T1052">()</text:span><text:span text:style-name="T1053"><text:line-break/><text:s text:c="24"/>.balanceId(</text:span><text:span text:style-name="T1054">1L</text:span><text:span text:style-name="T1055">)</text:span><text:span text:style-name="T1056"><text:line-break/><text:s text:c="24"/>.time(</text:span><text:span text:style-name="T1057">new<text:s/></text:span><text:span text:style-name="T1058">Date())</text:span><text:span text:style-name="T1059"><text:line-break/><text:s text:c="24"/>.amount(</text:span><text:span text:style-name="T1060">new<text:s/></text:span><text:span text:style-name="T1061">BigDecimal(</text:span><text:span text:style-name="T1062">500</text:span><text:span text:style-name="T1063">)).build()</text:span><text:span text:style-name="T1064"><text:line-break/><text:s text:c="8"/>)</text:span><text:span text:style-name="T1065"><text:line-break/><text:s text:c="16"/>.forEach(bankTransaction -&gt;<text:s/></text:span><text:span text:style-name="T1066">bankTransactionTopic</text:span><text:span text:style-name="T1067">.pipeInput(bankTransaction.getBalanceId(), bankTransaction));</text:span><text:span text:style-name="T1068"><text:line-break/></text:span><text:span text:style-name="T1069"><text:line-break/><text:s text:c="8"/></text:span><text:span text:style-name="T1070">var<text:s/></text:span><text:span text:style-name="T1071">firstBalance<text:s/></text:span><text:span text:style-name="T1072">=<text:s/></text:span><text:span text:style-name="T1073">bankBalanceTopic</text:span><text:span text:style-name="T1074">.readValue();</text:span><text:span text:style-name="T1075"><text:line-break/></text:span><text:span text:style-name="T1076"><text:line-break/><text:s text:c="8"/></text:span><text:span text:style-name="T1077">assertEquals</text:span><text:span text:style-name="T1078">(</text:span><text:span text:style-name="T1079">1L</text:span><text:span text:style-name="T1080">,<text:s/></text:span><text:span text:style-name="T1081">firstBalance</text:span><text:span text:style-name="T1082">.getId());</text:span><text:span text:style-name="T1083"><text:line-break/><text:s text:c="8"/></text:span><text:span text:style-name="T1084">assertEquals</text:span><text:span text:style-name="T1085">(</text:span><text:span text:style-name="T1086">new<text:s/></text:span><text:span text:style-name="T1087">BigDecimal(</text:span><text:span text:style-name="T1088">500</text:span><text:span text:style-name="T1089">),<text:s/></text:span><text:span text:style-name="T1090">firstBalance</text:span><text:span text:style-name="T1091">.getAmount());</text:span><text:span text:style-name="T1092"><text:line-break/></text:span><text:span text:style-name="T1093"><text:line-break/><text:s text:c="8"/></text:span><text:span text:style-name="T1094">var<text:s/></text:span><text:span text:style-name="T1095">secondBalance<text:s/></text:span><text:span text:style-name="T1096">=<text:s/></text:span><text:span text:style-name="T1097">bankBalanceTopic</text:span><text:span text:style-name="T1098">.readValue();</text:span><text:span text:style-name="T1099"><text:line-break/></text:span><text:span text:style-name="T1100"><text:line-break/><text:s text:c="8"/></text:span><text:span text:style-name="T1101">assertEquals</text:span><text:span text:style-name="T1102">(</text:span><text:span text:style-name="T1103">2L</text:span><text:span text:style-name="T1104">,<text:s/></text:span><text:span text:style-name="T1105">secondBalance</text:span><text:span text:style-name="T1106">.getId());</text:span><text:span text:style-name="T1107"><text:line-break/><text:s text:c="8"/></text:span><text:span text:style-name="T1108">assertEquals</text:span><text:span text:style-name="T1109">(</text:span><text:span text:style-name="T1110">new<text:s/></text:span><text:span text:style-name="T1111">BigDecimal(</text:span><text:span text:style-name="T1112">3000</text:span><text:span text:style-name="T1113">),<text:s/></text:span><text:span text:style-name="T1114">secondBalance</text:span><text:span text:style-name="T1115">.getAmount());</text:span><text:span text:style-name="T1116"><text:line-break/></text:span><text:span text:style-name="T1117"><text:line-break/></text:span><text:span text:style-name="T1118"><text:line-break/><text:s text:c="8"/></text:span><text:span text:style-name="T1119">var<text:s/></text:span><text:span text:style-name="T1120">thirdBalance<text:s/></text:span><text:span text:style-name="T1121">=<text:s/></text:span><text:span text:style-name="T1122">bankBalanceTopic</text:span><text:span text:style-name="T1123">.readValue();</text:span><text:span text:style-name="T1124"><text:line-break/></text:span><text:span text:style-name="T1125"><text:line-break/><text:s text:c="8"/></text:span><text:span text:style-name="T1126">assertEquals</text:span><text:span text:style-name="T1127">(</text:span><text:span text:style-name="T1128">1L</text:span><text:span text:style-name="T1129">,<text:s/></text:span><text:span text:style-name="T1130">thirdBalance</text:span><text:span text:style-name="T1131">.getId());</text:span><text:span text:style-name="T1132"><text:line-break/><text:s text:c="8"/></text:span><text:span text:style-name="T1133">assertEquals</text:span><text:span text:style-name="T1134">(</text:span><text:span text:style-name="T1135">new<text:s/></text:span><text:span text:style-name="T1136">BigDecimal(</text:span><text:span text:style-name="T1137">1000</text:span><text:span text:style-name="T1138">),<text:s/></text:span><text:span text:style-name="T1139">thirdBalance</text:span><text:span text:style-name="T1140">.getAmount());</text:span><text:span text:style-name="T1141"><text:line-break/></text:span><text:span text:style-name="T1142"><text:line-break/></text:span><text:soft-page-break/><text:span text:style-name="T1143"><text:s text:c="8"/></text:span><text:span text:style-name="T1144">assertTrue</text:span><text:span text:style-name="T1145">(</text:span><text:span text:style-name="T1146">rejectedBankTransactionTopic</text:span><text:span text:style-name="T1147">.isEmpty());</text:span><text:span text:style-name="T1148"><text:line-break/><text:s text:c="4"/>}</text:span><text:span text:style-name="T1149"><text:line-break/></text:span><text:span text:style-name="T1150"><text:line-break/><text:s text:c="4"/></text:span><text:span text:style-name="T1151">@Test</text:span><text:span text:style-name="T1152"><text:line-break/><text:s text:c="4"/></text:span><text:span text:style-name="T1153">void<text:s/></text:span><text:span text:style-name="T1154">testTopologyWhenRejection</text:span><text:span text:style-name="T1155">() {</text:span><text:span text:style-name="T1156"><text:line-break/><text:s text:c="8"/></text:span><text:span text:style-name="T1157">List</text:span><text:span text:style-name="T1158">.</text:span><text:span text:style-name="T1159">of</text:span><text:span text:style-name="T1160">(</text:span><text:span text:style-name="T1161"><text:line-break/><text:s text:c="16"/></text:span><text:span text:style-name="T1162">BankTransaction</text:span><text:span text:style-name="T1163">.</text:span><text:span text:style-name="T1164">builder</text:span><text:span text:style-name="T1165">()</text:span><text:span text:style-name="T1166"><text:line-break/><text:s text:c="24"/>.id(</text:span><text:span text:style-name="T1167">1L</text:span><text:span text:style-name="T1168">)</text:span><text:span text:style-name="T1169"><text:line-break/><text:s text:c="24"/>.balanceId(</text:span><text:span text:style-name="T1170">1L</text:span><text:span text:style-name="T1171">)</text:span><text:span text:style-name="T1172"><text:line-break/><text:s text:c="24"/>.time(</text:span><text:span text:style-name="T1173">new<text:s/></text:span><text:span text:style-name="T1174">Date())</text:span><text:span text:style-name="T1175"><text:line-break/><text:s text:c="24"/>.amount(</text:span><text:span text:style-name="T1176">new<text:s/></text:span><text:span text:style-name="T1177">BigDecimal(-</text:span><text:span text:style-name="T1178">500</text:span><text:span text:style-name="T1179">))</text:span><text:span text:style-name="T1180"><text:line-break/><text:s text:c="24"/>.build(),</text:span><text:span text:style-name="T1181"><text:line-break/><text:s text:c="16"/></text:span><text:span text:style-name="T1182">BankTransaction</text:span><text:span text:style-name="T1183">.</text:span><text:span text:style-name="T1184">builder</text:span><text:span text:style-name="T1185">()</text:span><text:span text:style-name="T1186"><text:line-break/><text:s text:c="24"/>.id(</text:span><text:span text:style-name="T1187">2L</text:span><text:span text:style-name="T1188">)</text:span><text:span text:style-name="T1189"><text:line-break/><text:s text:c="24"/>.balanceId(</text:span><text:span text:style-name="T1190">2L</text:span><text:span text:style-name="T1191">)</text:span><text:span text:style-name="T1192"><text:line-break/><text:s text:c="24"/>.time(</text:span><text:span text:style-name="T1193">new<text:s/></text:span><text:span text:style-name="T1194">Date())</text:span><text:span text:style-name="T1195"><text:line-break/><text:s text:c="24"/>.amount(</text:span><text:span text:style-name="T1196">new<text:s/></text:span><text:span text:style-name="T1197">BigDecimal(</text:span><text:span text:style-name="T1198">3000</text:span><text:span text:style-name="T1199">)).build(),</text:span><text:span text:style-name="T1200"><text:line-break/><text:s text:c="16"/></text:span><text:span text:style-name="T1201">BankTransaction</text:span><text:span text:style-name="T1202">.</text:span><text:span text:style-name="T1203">builder</text:span><text:span text:style-name="T1204">()</text:span><text:span text:style-name="T1205"><text:line-break/><text:s text:c="24"/>.id(</text:span><text:span text:style-name="T1206">3L</text:span><text:span text:style-name="T1207">)</text:span><text:span text:style-name="T1208"><text:line-break/><text:s text:c="24"/>.balanceId(</text:span><text:span text:style-name="T1209">1L</text:span><text:span text:style-name="T1210">)</text:span><text:span text:style-name="T1211"><text:line-break/><text:s text:c="24"/>.time(</text:span><text:span text:style-name="T1212">new<text:s/></text:span><text:span text:style-name="T1213">Date())</text:span><text:span text:style-name="T1214"><text:line-break/><text:s text:c="24"/>.amount(</text:span><text:span text:style-name="T1215">new<text:s/></text:span><text:span text:style-name="T1216">BigDecimal(</text:span><text:span text:style-name="T1217">500</text:span><text:span text:style-name="T1218">)).build()</text:span><text:span text:style-name="T1219"><text:line-break/><text:s text:c="8"/>)</text:span><text:span text:style-name="T1220"><text:line-break/><text:s text:c="16"/>.forEach(bankTransaction -&gt;<text:s/></text:span><text:span text:style-name="T1221">bankTransactionTopic</text:span><text:span text:style-name="T1222">.pipeInput(bankTransaction.getBalanceId(), bankTransaction));</text:span><text:span text:style-name="T1223"><text:line-break/></text:span><text:span text:style-name="T1224"><text:line-break/><text:s text:c="8"/></text:span><text:span text:style-name="T1225">var<text:s/></text:span><text:span text:style-name="T1226">firstBalance<text:s/></text:span><text:span text:style-name="T1227">=<text:s/></text:span><text:span text:style-name="T1228">bankBalanceTopic</text:span><text:span text:style-name="T1229">.readValue();</text:span><text:span text:style-name="T1230"><text:line-break/></text:span><text:span text:style-name="T1231"><text:line-break/><text:s text:c="8"/></text:span><text:span text:style-name="T1232">assertEquals</text:span><text:span text:style-name="T1233">(</text:span><text:span text:style-name="T1234">1L</text:span><text:span text:style-name="T1235">,<text:s/></text:span><text:span text:style-name="T1236">firstBalance</text:span><text:span text:style-name="T1237">.getId());</text:span><text:span text:style-name="T1238"><text:line-break/><text:s text:c="8"/></text:span><text:span text:style-name="T1239">assertEquals</text:span><text:span text:style-name="T1240">(</text:span><text:span text:style-name="T1241">new<text:s/></text:span><text:span text:style-name="T1242">BigDecimal(</text:span><text:span text:style-name="T1243">0</text:span><text:span text:style-name="T1244">),<text:s/></text:span><text:span text:style-name="T1245">firstBalance</text:span><text:span text:style-name="T1246">.getAmount());</text:span><text:span text:style-name="T1247"><text:line-break/></text:span><text:span text:style-name="T1248"><text:line-break/><text:s text:c="8"/></text:span><text:span text:style-name="T1249">var<text:s/></text:span><text:span text:style-name="T1250">secondBalance<text:s/></text:span><text:span text:style-name="T1251">=<text:s/></text:span><text:span text:style-name="T1252">bankBalanceTopic</text:span><text:span text:style-name="T1253">.readValue();</text:span><text:span text:style-name="T1254"><text:line-break/></text:span><text:span text:style-name="T1255"><text:line-break/><text:s text:c="8"/></text:span><text:span text:style-name="T1256">assertEquals</text:span><text:span text:style-name="T1257">(</text:span><text:span text:style-name="T1258">2L</text:span><text:span text:style-name="T1259">,<text:s/></text:span><text:span text:style-name="T1260">secondBalance</text:span><text:span text:style-name="T1261">.getId());</text:span><text:span text:style-name="T1262"><text:line-break/><text:s text:c="8"/></text:span><text:span text:style-name="T1263">assertEquals</text:span><text:span text:style-name="T1264">(</text:span><text:span text:style-name="T1265">new<text:s/></text:span><text:span text:style-name="T1266">BigDecimal(</text:span><text:span text:style-name="T1267">3000</text:span><text:span text:style-name="T1268">),<text:s/></text:span><text:span text:style-name="T1269">secondBalance</text:span><text:span text:style-name="T1270">.getAmount());</text:span><text:span text:style-name="T1271"><text:line-break/></text:span><text:span text:style-name="T1272"><text:line-break/></text:span><text:span text:style-name="T1273"><text:line-break/><text:s text:c="8"/></text:span><text:span text:style-name="T1274">var<text:s/></text:span><text:span text:style-name="T1275">thirdBalance<text:s/></text:span><text:span text:style-name="T1276">=<text:s/></text:span><text:span text:style-name="T1277">bankBalanceTopic</text:span><text:span text:style-name="T1278">.readValue();</text:span><text:span text:style-name="T1279"><text:line-break/></text:span><text:span text:style-name="T1280"><text:line-break/><text:s text:c="8"/></text:span><text:span text:style-name="T1281">assertEquals</text:span><text:span text:style-name="T1282">(</text:span><text:span text:style-name="T1283">1L</text:span><text:span text:style-name="T1284">,<text:s/></text:span><text:span text:style-name="T1285">thirdBalance</text:span><text:span text:style-name="T1286">.getId());</text:span><text:span text:style-name="T1287"><text:line-break/><text:s text:c="8"/></text:span><text:span text:style-name="T1288">assertEquals</text:span><text:span text:style-name="T1289">(</text:span><text:span text:style-name="T1290">new<text:s/></text:span><text:span text:style-name="T1291">BigDecimal(</text:span><text:span text:style-name="T1292">500</text:span><text:span text:style-name="T1293">),<text:s/></text:span><text:span text:style-name="T1294">thirdBalance</text:span><text:span text:style-name="T1295">.getAmount());</text:span><text:span text:style-name="T1296"><text:line-break/></text:span><text:span text:style-name="T1297"><text:line-break/><text:s text:c="8"/></text:span><text:span text:style-name="T1298">var<text:s/></text:span><text:span text:style-name="T1299">bankTransaction<text:s/></text:span><text:span text:style-name="T1300">=<text:s/></text:span><text:span text:style-name="T1301">rejectedBankTransactionTopic</text:span><text:span text:style-name="T1302">.readValue();</text:span><text:span text:style-name="T1303"><text:line-break/></text:span><text:span text:style-name="T1304"><text:line-break/><text:s text:c="8"/></text:span><text:span text:style-name="T1305">assertEquals</text:span><text:span text:style-name="T1306">(</text:span><text:span text:style-name="T1307">1L</text:span><text:span text:style-name="T1308">,<text:s/></text:span><text:span text:style-name="T1309">bankTransaction</text:span><text:span text:style-name="T1310">.getId());</text:span><text:span text:style-name="T1311"><text:line-break/><text:s text:c="8"/></text:span><text:span text:style-name="T1312">assertEquals</text:span><text:span text:style-name="T1313">(</text:span><text:span text:style-name="T1314">BankTransaction</text:span><text:span text:style-name="T1315">.</text:span><text:span text:style-name="T1316">BankTransactionState</text:span><text:span text:style-name="T1317">.</text:span><text:span text:style-name="T1318">REJECTED</text:span><text:span text:style-name="T1319">,<text:s/></text:span><text:span text:style-name="T1320">bankTransaction</text:span><text:span text:style-name="T1321">.getState());</text:span><text:span text:style-name="T1322"><text:line-break/></text:span><text:soft-page-break/><text:span text:style-name="T1323"><text:s text:c="4"/>}</text:span><text:span text:style-name="T1324"><text:line-break/>}</text:span></text:p>
      <text:p text:style-name="P13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UAHRANI, Imene</meta:initial-creator>
    <dc:creator>OUAHRANI, Imene</dc:creator>
    <meta:creation-date>2024-04-17T08:17:00Z</meta:creation-date>
    <dc:date>2024-04-17T10:03:00Z</dc:date>
    <meta:print-date>2024-04-17T09:44:00Z</meta:print-date>
    <meta:template xlink:href="Normal.dotm" xlink:type="simple"/>
    <meta:editing-cycles>24</meta:editing-cycles>
    <meta:editing-duration>PT6360S</meta:editing-duration>
    <meta:document-statistic meta:page-count="8" meta:paragraph-count="22" meta:word-count="1765" meta:character-count="11451" meta:row-count="80" meta:non-whitespace-character-count="9708"/>
  </office:meta>
</office:document-meta>
</file>